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verdana" svg:font-family="verdana"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6pt" fo:font-weight="bold" officeooo:rsid="0005daa0" officeooo:paragraph-rsid="0005daa0"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verdana" fo:font-size="16pt" fo:font-weight="bold" officeooo:rsid="000cedb9" officeooo:paragraph-rsid="000cedb9"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verdana" fo:font-size="16pt" fo:font-weight="bold" officeooo:rsid="00274b49" officeooo:paragraph-rsid="00274b49"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font-name="verdana" fo:font-size="16pt" fo:font-weight="bold" officeooo:rsid="00378db6" officeooo:paragraph-rsid="00378db6" style:font-size-asian="16pt" style:font-weight-asian="bold" style:font-size-complex="16pt" style:font-weight-complex="bold"/>
    </style:style>
    <style:style style:name="P5" style:family="paragraph" style:parent-style-name="Standard">
      <style:paragraph-properties fo:text-align="start" style:justify-single-word="false"/>
      <style:text-properties style:font-name="verdana" fo:font-size="16pt" fo:font-weight="bold" officeooo:rsid="004bf9ba" officeooo:paragraph-rsid="004bf9ba"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verdana" fo:font-size="16pt" fo:font-weight="bold" officeooo:rsid="004d9730" officeooo:paragraph-rsid="004d9730"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verdana" fo:font-size="16pt" fo:font-weight="normal" officeooo:rsid="00568d7b" officeooo:paragraph-rsid="00568d7b" style:font-size-asian="16pt" style:font-weight-asian="normal" style:font-size-complex="16pt" style:font-weight-complex="normal"/>
    </style:style>
    <style:style style:name="P8" style:family="paragraph" style:parent-style-name="Standard">
      <style:paragraph-properties fo:text-align="start" style:justify-single-word="false"/>
      <style:text-properties style:font-name="verdana" fo:font-size="12pt" fo:font-weight="bold" officeooo:rsid="000eb707" officeooo:paragraph-rsid="000eb707"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verdana" fo:font-size="12pt" fo:font-weight="bold" officeooo:rsid="0027d0f5" officeooo:paragraph-rsid="0027d0f5"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verdana" fo:font-size="12pt" fo:font-weight="bold" officeooo:rsid="004bf9ba" officeooo:paragraph-rsid="004bf9ba" style:font-size-asian="10.5pt" style:font-weight-asian="bold" style:font-size-complex="12pt" style:font-weight-complex="bold"/>
    </style:style>
    <style:style style:name="P11" style:family="paragraph" style:parent-style-name="Standard">
      <style:text-properties style:font-name="verdana" fo:font-size="12pt" fo:font-weight="normal" officeooo:rsid="0007d63c" officeooo:paragraph-rsid="0007d63c" style:font-size-asian="10.5pt" style:font-weight-asian="normal" style:font-size-complex="12pt" style:font-weight-complex="normal"/>
    </style:style>
    <style:style style:name="P12" style:family="paragraph" style:parent-style-name="Standard">
      <style:text-properties style:font-name="verdana" fo:font-size="12pt" fo:font-weight="normal" officeooo:rsid="000850d9" officeooo:paragraph-rsid="000850d9"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verdana" fo:font-size="12pt" fo:font-weight="normal" officeooo:rsid="000850d9" officeooo:paragraph-rsid="000850d9"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verdana" fo:font-size="12pt" fo:font-weight="normal" officeooo:rsid="000eb707" officeooo:paragraph-rsid="000eb707"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verdana" fo:font-size="12pt" fo:font-weight="normal" officeooo:rsid="0027d0f5" officeooo:paragraph-rsid="0027d0f5"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verdana" fo:font-size="12pt" fo:font-weight="normal" officeooo:rsid="0027d0f5" officeooo:paragraph-rsid="003078f5"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verdana" fo:font-size="12pt" fo:font-weight="normal" officeooo:rsid="004bf9ba" officeooo:paragraph-rsid="004bf9ba"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verdana" fo:font-size="12pt" fo:font-weight="normal" officeooo:rsid="004f9497" officeooo:paragraph-rsid="004f949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verdana" fo:font-size="12pt" fo:font-weight="normal" officeooo:rsid="004f9497" officeooo:paragraph-rsid="005082f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verdana" fo:font-size="12pt" fo:font-weight="normal" officeooo:rsid="004f9497" officeooo:paragraph-rsid="00518d75"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verdana" fo:font-size="12pt" fo:font-weight="normal" officeooo:rsid="004f9497" officeooo:paragraph-rsid="00541657"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verdana" fo:font-size="12pt" fo:font-weight="normal" officeooo:rsid="004f9497" officeooo:paragraph-rsid="0054c889"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verdana" fo:font-size="11pt" fo:font-weight="bold" officeooo:rsid="00378db6" officeooo:paragraph-rsid="00378db6" style:font-size-asian="11pt" style:font-weight-asian="bold" style:font-size-complex="11pt" style:font-weight-complex="bold"/>
    </style:style>
    <style:style style:name="P24" style:family="paragraph" style:parent-style-name="Standard">
      <style:paragraph-properties fo:text-align="start" style:justify-single-word="false"/>
      <style:text-properties style:font-name="verdana" fo:font-size="11pt" fo:font-weight="normal" officeooo:rsid="00274b49" officeooo:paragraph-rsid="00274b49" style:font-size-asian="11pt" style:font-weight-asian="normal" style:font-size-complex="11pt" style:font-weight-complex="normal"/>
    </style:style>
    <style:style style:name="P25" style:family="paragraph" style:parent-style-name="Standard">
      <style:paragraph-properties fo:text-align="start" style:justify-single-word="false"/>
      <style:text-properties style:font-name="verdana" fo:font-size="11pt" fo:font-weight="normal" officeooo:rsid="00568d7b" officeooo:paragraph-rsid="00568d7b" style:font-size-asian="11pt" style:font-weight-asian="normal" style:font-size-complex="11pt" style:font-weight-complex="normal"/>
    </style:style>
    <style:style style:name="P26" style:family="paragraph" style:parent-style-name="Standard">
      <style:paragraph-properties fo:text-align="start" style:justify-single-word="false"/>
      <style:text-properties style:font-name="verdana" fo:font-size="14pt" fo:font-weight="bold" officeooo:rsid="003972ca" officeooo:paragraph-rsid="003972ca"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font-name="verdana" fo:font-size="14pt" fo:font-weight="bold" officeooo:rsid="0041185f" officeooo:paragraph-rsid="0041185f" style:font-size-asian="14pt" style:font-weight-asian="bold" style:font-size-complex="14pt" style:font-weight-complex="bold"/>
    </style:style>
    <style:style style:name="P28" style:family="paragraph" style:parent-style-name="Standard">
      <style:paragraph-properties fo:text-align="start" style:justify-single-word="false"/>
      <style:text-properties style:font-name="verdana" fo:font-size="13pt" fo:font-weight="bold" officeooo:rsid="00494709" officeooo:paragraph-rsid="00494709" style:font-size-asian="13pt" style:font-weight-asian="bold" style:font-size-complex="13pt" style:font-weight-complex="bold"/>
    </style:style>
    <style:style style:name="P29" style:family="paragraph" style:parent-style-name="Standard">
      <style:text-properties fo:color="#000000" style:font-name="Courier New" fo:font-size="11pt" fo:font-weight="normal" fo:background-color="#ffffff" style:font-size-asian="11pt" style:font-weight-asian="normal" style:font-size-complex="11pt"/>
    </style:style>
    <style:style style:name="P30" style:family="paragraph" style:parent-style-name="Standard">
      <style:text-properties fo:color="#000000" style:font-name="Courier New" fo:font-size="11pt" fo:background-color="#ffffff" style:font-size-asian="11pt" style:font-size-complex="11pt"/>
    </style:style>
    <style:style style:name="P31" style:family="paragraph" style:parent-style-name="Standard">
      <style:text-properties fo:font-size="11pt" style:font-size-asian="11pt" style:font-size-complex="11pt"/>
    </style:style>
    <style:style style:name="P32" style:family="paragraph" style:parent-style-name="Standard">
      <style:paragraph-properties fo:text-align="start" style:justify-single-word="false"/>
      <style:text-properties fo:font-size="11pt" officeooo:paragraph-rsid="00274b49" style:font-size-asian="11pt" style:font-size-complex="11pt"/>
    </style:style>
    <style:style style:name="P33" style:family="paragraph" style:parent-style-name="Standard">
      <style:text-properties fo:font-size="11pt" officeooo:paragraph-rsid="003d2477" style:font-size-asian="11pt" style:font-size-complex="11pt"/>
    </style:style>
    <style:style style:name="P34" style:family="paragraph" style:parent-style-name="Standard">
      <style:text-properties fo:font-size="11pt" officeooo:paragraph-rsid="003e2429" style:font-size-asian="11pt" style:font-size-complex="11pt"/>
    </style:style>
    <style:style style:name="P35" style:family="paragraph" style:parent-style-name="Standard">
      <style:text-properties fo:font-size="11pt" officeooo:paragraph-rsid="00568d7b" style:font-size-asian="11pt" style:font-size-complex="11pt"/>
    </style:style>
    <style:style style:name="P36" style:family="paragraph" style:parent-style-name="Standard" style:list-style-name="L1">
      <style:text-properties style:font-name="verdana" fo:font-size="12pt" fo:font-weight="normal" officeooo:rsid="0007d63c" officeooo:paragraph-rsid="0007d63c" style:font-size-asian="10.5pt" style:font-weight-asian="normal" style:font-size-complex="12pt" style:font-weight-complex="normal"/>
    </style:style>
    <style:style style:name="P37" style:family="paragraph" style:parent-style-name="Standard" style:list-style-name="L1">
      <style:text-properties style:font-name="verdana" fo:font-size="12pt" fo:font-weight="normal" officeooo:rsid="0007d63c" officeooo:paragraph-rsid="006c54f8" style:font-size-asian="10.5pt" style:font-weight-asian="normal" style:font-size-complex="12pt" style:font-weight-complex="normal"/>
    </style:style>
    <style:style style:name="P38" style:family="paragraph" style:parent-style-name="Standard" style:list-style-name="L2">
      <style:paragraph-properties fo:text-align="start" style:justify-single-word="false"/>
      <style:text-properties style:font-name="verdana" fo:font-size="12pt" fo:font-weight="normal" officeooo:rsid="000850d9" officeooo:paragraph-rsid="000850d9" style:font-size-asian="10.5pt" style:font-weight-asian="normal" style:font-size-complex="12pt" style:font-weight-complex="normal"/>
    </style:style>
    <style:style style:name="P39" style:family="paragraph" style:parent-style-name="Standard" style:list-style-name="L3">
      <style:paragraph-properties fo:text-align="start" style:justify-single-word="false"/>
      <style:text-properties style:font-name="verdana" fo:font-size="12pt" fo:font-weight="normal" officeooo:rsid="000eb707" officeooo:paragraph-rsid="000eb707"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font-name="verdana" fo:font-size="12pt" fo:font-weight="normal" officeooo:rsid="0038f11b" officeooo:paragraph-rsid="00378db6" style:font-size-asian="10.5pt" style:font-weight-asian="normal" style:font-size-complex="12pt" style:font-weight-complex="normal"/>
    </style:style>
    <style:style style:name="P41" style:family="paragraph" style:parent-style-name="Standard" style:list-style-name="L4">
      <style:paragraph-properties fo:text-align="start" style:justify-single-word="false"/>
      <style:text-properties style:font-name="verdana" fo:font-size="12pt" fo:font-weight="normal" officeooo:rsid="004f9497" officeooo:paragraph-rsid="004f9497" style:font-size-asian="10.5pt" style:font-weight-asian="normal" style:font-size-complex="12pt" style:font-weight-complex="normal"/>
    </style:style>
    <style:style style:name="P42" style:family="paragraph" style:parent-style-name="Standard" style:list-style-name="L5">
      <style:paragraph-properties fo:text-align="start" style:justify-single-word="false"/>
      <style:text-properties style:font-name="verdana" fo:font-size="12pt" fo:font-weight="normal" officeooo:rsid="004f9497" officeooo:paragraph-rsid="004f9497"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verdana" fo:font-size="12pt" fo:font-weight="normal" officeooo:rsid="0027d0f5" officeooo:paragraph-rsid="0027d0f5"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font-name="verdana" fo:font-size="12pt" fo:font-weight="normal" officeooo:rsid="0061ff96" officeooo:paragraph-rsid="0061ff96" style:font-size-asian="12pt" style:font-weight-asian="normal" style:font-size-complex="12pt" style:font-weight-complex="normal"/>
    </style:style>
    <style:style style:name="P45" style:family="paragraph" style:parent-style-name="Standard">
      <style:text-properties style:font-name="verdana" fo:font-size="12pt" fo:font-weight="normal" officeooo:rsid="0001b57c" officeooo:paragraph-rsid="006c2c28"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verdana" fo:font-size="12pt" fo:font-weight="bold" officeooo:rsid="00518d75" officeooo:paragraph-rsid="004f9497" style:font-size-asian="10.5pt" style:font-weight-asian="bold" style:font-size-complex="12pt" style:font-weight-complex="bold"/>
    </style:style>
    <style:style style:name="P47" style:family="paragraph" style:parent-style-name="Standard">
      <style:paragraph-properties fo:text-align="start" style:justify-single-word="false"/>
      <style:text-properties style:font-name="verdana" fo:font-size="12pt" fo:font-weight="bold" officeooo:rsid="0027d0f5" officeooo:paragraph-rsid="0027d0f5" style:font-size-asian="10.5pt" style:font-weight-asian="bold" style:font-size-complex="12pt" style:font-weight-complex="bold"/>
    </style:style>
    <style:style style:name="P48" style:family="paragraph" style:parent-style-name="Standard">
      <style:paragraph-properties fo:text-align="start" style:justify-single-word="false"/>
      <style:text-properties style:font-name="verdana" fo:font-size="12pt" fo:font-weight="bold" officeooo:rsid="002f9df9" officeooo:paragraph-rsid="003078f5" style:font-size-asian="10.5pt" style:font-weight-asian="bold" style:font-size-complex="12pt" style:font-weight-complex="bold"/>
    </style:style>
    <style:style style:name="P49" style:family="paragraph" style:parent-style-name="Standard">
      <style:paragraph-properties fo:text-align="start" style:justify-single-word="false"/>
      <style:text-properties style:font-name="verdana" fo:font-size="12pt" fo:font-weight="bold" officeooo:rsid="005a26a8" officeooo:paragraph-rsid="005a26a8" style:font-size-asian="10.5pt" style:font-weight-asian="bold" style:font-size-complex="12pt" style:font-weight-complex="bold"/>
    </style:style>
    <style:style style:name="P50" style:family="paragraph" style:parent-style-name="Standard">
      <style:paragraph-properties fo:text-align="start" style:justify-single-word="false"/>
      <style:text-properties style:font-name="verdana" fo:font-size="12pt" fo:font-weight="bold" officeooo:rsid="005a26a8" officeooo:paragraph-rsid="005a26a8" style:font-size-asian="12pt" style:font-weight-asian="bold" style:font-size-complex="12pt" style:font-weight-complex="bold"/>
    </style:style>
    <style:style style:name="P51" style:family="paragraph" style:parent-style-name="Standard">
      <style:text-properties style:font-name="verdana" fo:font-size="12pt" fo:font-weight="bold" officeooo:rsid="0001b57c" officeooo:paragraph-rsid="006c2c28" style:font-size-asian="12pt" style:font-weight-asian="bold" style:font-size-complex="12pt" style:font-weight-complex="bold"/>
    </style:style>
    <style:style style:name="P52" style:family="paragraph" style:parent-style-name="Standard">
      <style:text-properties style:font-name="verdana" fo:font-size="12pt" fo:font-weight="bold" officeooo:rsid="0001b57c" officeooo:paragraph-rsid="006e4e73" style:font-size-asian="12pt" style:font-weight-asian="bold" style:font-size-complex="12pt" style:font-weight-complex="bold"/>
    </style:style>
    <style:style style:name="P53" style:family="paragraph" style:parent-style-name="Standard">
      <style:text-properties style:font-name="verdana" fo:font-size="15pt" fo:font-weight="bold" officeooo:rsid="0007d63c" officeooo:paragraph-rsid="0007d63c" style:font-size-asian="15pt" style:font-weight-asian="bold" style:font-size-complex="15pt" style:font-weight-complex="bold"/>
    </style:style>
    <style:style style:name="P54" style:family="paragraph" style:parent-style-name="Standard">
      <style:paragraph-properties fo:text-align="start" style:justify-single-word="false"/>
      <style:text-properties style:font-name="verdana" fo:font-size="13pt" fo:font-weight="normal" officeooo:rsid="00494709" officeooo:paragraph-rsid="00494709" style:font-size-asian="13pt" style:font-weight-asian="normal" style:font-size-complex="13pt" style:font-weight-complex="normal"/>
    </style:style>
    <style:style style:name="P55" style:family="paragraph" style:parent-style-name="Standard">
      <style:paragraph-properties fo:text-align="start" style:justify-single-word="false"/>
      <style:text-properties style:font-name="verdana" fo:font-size="16pt" fo:font-weight="bold" officeooo:rsid="00274b49" officeooo:paragraph-rsid="00274b49" style:font-size-asian="16pt" style:font-weight-asian="bold" style:font-size-complex="16pt" style:font-weight-complex="bold"/>
    </style:style>
    <style:style style:name="P56" style:family="paragraph" style:parent-style-name="Standard">
      <style:text-properties style:font-name="verdana" fo:font-size="16pt" fo:font-weight="bold" officeooo:rsid="0001b57c" officeooo:paragraph-rsid="0001b57c" style:font-size-asian="16pt" style:font-weight-asian="bold" style:font-size-complex="16pt" style:font-weight-complex="bold"/>
    </style:style>
    <style:style style:name="P57" style:family="paragraph" style:parent-style-name="Standard">
      <style:paragraph-properties fo:text-align="start" style:justify-single-word="false"/>
      <style:text-properties style:font-name="verdana" fo:font-size="11pt" fo:font-weight="normal" officeooo:rsid="0027d0f5" officeooo:paragraph-rsid="0027d0f5" style:font-size-asian="11pt" style:font-weight-asian="normal" style:font-size-complex="11pt" style:font-weight-complex="normal"/>
    </style:style>
    <style:style style:name="P58" style:family="paragraph" style:parent-style-name="Standard">
      <style:paragraph-properties fo:text-align="start" style:justify-single-word="false"/>
      <style:text-properties style:font-name="verdana" fo:font-size="11pt" fo:font-weight="bold" officeooo:rsid="005a26a8" officeooo:paragraph-rsid="005a26a8" style:font-size-asian="11pt" style:font-weight-asian="bold" style:font-size-complex="11pt" style:font-weight-complex="bold"/>
    </style:style>
    <style:style style:name="P59" style:family="paragraph" style:parent-style-name="Standard">
      <style:paragraph-properties fo:text-align="start" style:justify-single-word="false"/>
      <style:text-properties style:font-name="verdana" fo:font-size="14pt" fo:font-weight="bold" officeooo:rsid="005a26a8" officeooo:paragraph-rsid="005a26a8" style:font-size-asian="14pt" style:font-weight-asian="bold" style:font-size-complex="14pt" style:font-weight-complex="bold"/>
    </style:style>
    <style:style style:name="P60" style:family="paragraph" style:parent-style-name="Standard">
      <style:paragraph-properties fo:text-align="start" style:justify-single-word="false"/>
      <style:text-properties style:font-name="verdana" fo:font-size="14pt" fo:font-weight="bold" officeooo:rsid="005a26a8" officeooo:paragraph-rsid="006b817d" style:font-size-asian="14pt" style:font-weight-asian="bold" style:font-size-complex="14pt" style:font-weight-complex="bold"/>
    </style:style>
    <style:style style:name="P61" style:family="paragraph" style:parent-style-name="Standard">
      <style:paragraph-properties fo:text-align="start" style:justify-single-word="false"/>
      <style:text-properties style:font-name="verdana" fo:font-size="14pt" fo:font-weight="bold" officeooo:rsid="00629db3" officeooo:paragraph-rsid="00629db3" style:font-size-asian="14pt" style:font-weight-asian="bold" style:font-size-complex="14pt" style:font-weight-complex="bold"/>
    </style:style>
    <style:style style:name="P62" style:family="paragraph" style:parent-style-name="Standard">
      <style:text-properties style:font-name="verdana" fo:font-size="14pt" fo:font-weight="bold" officeooo:rsid="0001b57c" officeooo:paragraph-rsid="006c2c28" style:font-size-asian="14pt" style:font-weight-asian="bold" style:font-size-complex="14pt" style:font-weight-complex="bold"/>
    </style:style>
    <style:style style:name="P63" style:family="paragraph" style:parent-style-name="Standard">
      <style:text-properties fo:color="#000000" style:font-name="Courier New" fo:font-size="11pt" fo:font-weight="normal" fo:background-color="#ffffff" style:font-size-asian="11pt" style:font-weight-asian="normal" style:font-size-complex="11pt"/>
    </style:style>
    <style:style style:name="P64" style:family="paragraph" style:parent-style-name="Standard">
      <style:text-properties fo:color="#000000" style:font-name="Courier New" fo:font-size="11pt" fo:font-weight="normal" officeooo:paragraph-rsid="00568d7b" fo:background-color="#ffffff" style:font-size-asian="11pt" style:font-weight-asian="normal" style:font-size-complex="11pt"/>
    </style:style>
    <style:style style:name="P65" style:family="paragraph" style:parent-style-name="Standard">
      <style:text-properties fo:color="#000000" style:font-name="Courier New" fo:font-size="11pt" fo:font-weight="normal" style:font-size-asian="11pt" style:font-weight-asian="normal" style:font-size-complex="11pt" fo:background-color="#ffffff"/>
    </style:style>
    <style:style style:name="P66" style:family="paragraph" style:parent-style-name="Standard">
      <style:paragraph-properties fo:text-align="start" style:justify-single-word="false"/>
      <style:text-properties fo:color="#000000" style:font-name="Courier New" fo:font-size="12pt" fo:font-weight="bold" officeooo:rsid="00494709" officeooo:paragraph-rsid="00494709" fo:background-color="#ffffff" style:font-size-asian="12pt" style:font-weight-asian="bold" style:font-size-complex="12pt" style:font-weight-complex="bold"/>
    </style:style>
    <style:style style:name="P67" style:family="paragraph" style:parent-style-name="Standard">
      <style:text-properties fo:color="#000000" style:font-name="Courier New" fo:font-size="12pt" fo:background-color="#ffffff" style:font-size-asian="12pt" style:font-size-complex="12pt"/>
    </style:style>
    <style:style style:name="P68" style:family="paragraph" style:parent-style-name="Standard">
      <style:paragraph-properties fo:text-align="start" style:justify-single-word="false"/>
      <style:text-properties fo:color="#000000" style:font-name="verdana" fo:font-size="11pt" fo:font-weight="normal" officeooo:rsid="0064bf57" officeooo:paragraph-rsid="0064bf57" style:font-size-asian="11pt" style:font-weight-asian="normal" style:font-size-complex="11pt" style:font-weight-complex="normal"/>
    </style:style>
    <style:style style:name="P69" style:family="paragraph" style:parent-style-name="Standard">
      <style:paragraph-properties fo:text-align="start" style:justify-single-word="false"/>
      <style:text-properties fo:color="#000000" style:font-name="verdana" fo:font-size="14pt" fo:font-weight="normal" officeooo:rsid="0064bf57" officeooo:paragraph-rsid="0064bf57"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fo:color="#000000" style:font-name="verdana" fo:font-size="14pt" fo:font-weight="bold" officeooo:rsid="00629db3" officeooo:paragraph-rsid="00629db3" style:font-size-asian="14pt" style:font-weight-asian="bold" style:font-size-complex="14pt" style:font-weight-complex="bold"/>
    </style:style>
    <style:style style:name="P71" style:family="paragraph" style:parent-style-name="Standard">
      <style:text-properties fo:color="#000080" style:font-name="Courier New" fo:font-size="11pt" fo:font-weight="bold" fo:background-color="#ffffff" style:font-size-asian="11pt" style:font-weight-asian="bold" style:font-size-complex="11pt"/>
    </style:style>
    <style:style style:name="P72" style:family="paragraph" style:parent-style-name="Standard">
      <style:paragraph-properties fo:text-align="start" style:justify-single-word="false"/>
      <style:text-properties fo:color="#000080" style:font-name="Courier New" fo:font-size="11pt" fo:font-weight="bold" officeooo:rsid="00378db6" officeooo:paragraph-rsid="00378db6" fo:background-color="#ffffff" style:font-size-asian="11pt" style:font-weight-asian="bold" style:font-size-complex="11pt" style:font-weight-complex="bold"/>
    </style:style>
    <style:style style:name="P73" style:family="paragraph" style:parent-style-name="Standard">
      <style:paragraph-properties fo:text-align="start" style:justify-single-word="false"/>
      <style:text-properties fo:color="#000080" style:font-name="Courier New" fo:font-size="11pt" fo:font-weight="bold" officeooo:rsid="00494709" officeooo:paragraph-rsid="00494709" fo:background-color="#ffffff" style:font-size-asian="11pt" style:font-weight-asian="bold" style:font-size-complex="11pt" style:font-weight-complex="bold"/>
    </style:style>
    <style:style style:name="P74" style:family="paragraph" style:parent-style-name="Standard">
      <style:paragraph-properties fo:text-align="start" style:justify-single-word="false"/>
      <style:text-properties fo:color="#000080" style:font-name="Courier New" fo:font-size="11pt" fo:font-weight="bold" officeooo:rsid="00274b49" officeooo:paragraph-rsid="00274b49" fo:background-color="#ffffff" style:font-size-asian="11pt" style:font-weight-asian="bold" style:font-size-complex="11pt" style:font-weight-complex="normal"/>
    </style:style>
    <style:style style:name="P75" style:family="paragraph" style:parent-style-name="Standard">
      <style:paragraph-properties fo:text-align="start" style:justify-single-word="false"/>
      <style:text-properties fo:color="#000080" style:font-name="Courier New" fo:font-size="11pt" fo:font-weight="bold" officeooo:rsid="00568d7b" officeooo:paragraph-rsid="00568d7b" fo:background-color="#ffffff" style:font-size-asian="11pt" style:font-weight-asian="bold" style:font-size-complex="11pt" style:font-weight-complex="normal"/>
    </style:style>
    <style:style style:name="P76" style:family="paragraph" style:parent-style-name="Standard">
      <style:text-properties fo:color="#008000" style:font-name="Courier New" fo:font-size="11pt" fo:font-weight="normal" fo:background-color="#ffffff" style:font-size-asian="11pt" style:font-weight-asian="normal" style:font-size-complex="11pt"/>
    </style:style>
    <style:style style:name="P77" style:family="paragraph" style:parent-style-name="Standard">
      <style:text-properties fo:color="#008000" style:font-name="Courier New" fo:font-size="11pt" fo:font-weight="normal" officeooo:paragraph-rsid="003e2429" fo:background-color="#ffffff" style:font-size-asian="11pt" style:font-weight-asian="normal" style:font-size-complex="11pt"/>
    </style:style>
    <style:style style:name="P78" style:family="paragraph" style:parent-style-name="Standard">
      <style:text-properties fo:color="#008000" style:font-name="Courier New" fo:font-size="11pt" fo:font-weight="normal" officeooo:paragraph-rsid="003d2477" fo:background-color="#ffffff" style:font-size-asian="11pt" style:font-weight-asian="normal" style:font-size-complex="11pt"/>
    </style:style>
    <style:style style:name="P79" style:family="paragraph" style:parent-style-name="Standard">
      <style:text-properties fo:color="#008000" style:font-name="Courier New" fo:font-size="11pt" fo:background-color="#ffffff" style:font-size-asian="11pt" style:font-size-complex="11pt"/>
    </style:style>
    <style:style style:name="P80" style:family="paragraph" style:parent-style-name="Standard">
      <style:text-properties fo:font-size="11pt" style:font-size-asian="11pt" style:font-size-complex="11pt"/>
    </style:style>
    <style:style style:name="P81" style:family="paragraph" style:parent-style-name="Standard">
      <style:text-properties fo:font-size="11pt" officeooo:paragraph-rsid="005d95d8" style:font-size-asian="11pt" style:font-size-complex="11pt"/>
    </style:style>
    <style:style style:name="P82" style:family="paragraph" style:parent-style-name="Standard">
      <style:text-properties fo:font-size="11pt" officeooo:rsid="005d95d8" officeooo:paragraph-rsid="005d95d8" style:font-size-asian="11pt" style:font-size-complex="11pt"/>
    </style:style>
    <style:style style:name="P83" style:family="paragraph" style:parent-style-name="Standard">
      <style:text-properties fo:font-size="11pt" officeooo:paragraph-rsid="005f87e9" style:font-size-asian="11pt" style:font-size-complex="11pt"/>
    </style:style>
    <style:style style:name="T1" style:family="text">
      <style:text-properties fo:font-size="12pt" fo:font-weight="normal" officeooo:rsid="000eb707" style:font-size-asian="10.5pt" style:font-weight-asian="normal" style:font-size-complex="12pt" style:font-weight-complex="normal"/>
    </style:style>
    <style:style style:name="T2" style:family="text">
      <style:text-properties fo:font-size="12pt" fo:font-weight="normal" officeooo:rsid="0038f11b" style:font-size-asian="10.5pt" style:font-weight-asian="normal" style:font-size-complex="12pt" style:font-weight-complex="normal"/>
    </style:style>
    <style:style style:name="T3" style:family="text">
      <style:text-properties fo:font-size="12pt" fo:font-weight="normal" officeooo:rsid="004f9497" style:font-size-asian="10.5pt" style:font-weight-asian="normal" style:font-size-complex="12pt" style:font-weight-complex="normal"/>
    </style:style>
    <style:style style:name="T4" style:family="text">
      <style:text-properties fo:font-weight="bold" style:font-weight-asian="bold" style:font-weight-complex="bold"/>
    </style:style>
    <style:style style:name="T5" style:family="text">
      <style:text-properties fo:font-weight="bold" officeooo:rsid="00137c3d" style:font-weight-asian="bold" style:font-weight-complex="bold"/>
    </style:style>
    <style:style style:name="T6" style:family="text">
      <style:text-properties fo:font-weight="bold" officeooo:rsid="00133733" style:font-weight-asian="bold" style:font-weight-complex="bold"/>
    </style:style>
    <style:style style:name="T7" style:family="text">
      <style:text-properties fo:font-weight="bold" officeooo:rsid="001361a9" style:font-weight-asian="bold" style:font-weight-complex="bold"/>
    </style:style>
    <style:style style:name="T8" style:family="text">
      <style:text-properties fo:font-weight="bold" officeooo:rsid="0015d5d5" style:font-weight-asian="bold" style:font-weight-complex="bold"/>
    </style:style>
    <style:style style:name="T9" style:family="text">
      <style:text-properties fo:font-weight="bold" officeooo:rsid="0018bb10" style:font-weight-asian="bold" style:font-weight-complex="bold"/>
    </style:style>
    <style:style style:name="T10" style:family="text">
      <style:text-properties fo:font-weight="bold" officeooo:rsid="002ba888" style:font-weight-asian="bold" style:font-weight-complex="bold"/>
    </style:style>
    <style:style style:name="T11" style:family="text">
      <style:text-properties fo:font-weight="bold" officeooo:rsid="002db882" style:font-weight-asian="bold" style:font-weight-complex="bold"/>
    </style:style>
    <style:style style:name="T12" style:family="text">
      <style:text-properties fo:font-weight="bold" officeooo:rsid="002f9df9" style:font-weight-asian="bold" style:font-weight-complex="bold"/>
    </style:style>
    <style:style style:name="T13" style:family="text">
      <style:text-properties fo:font-weight="bold" officeooo:rsid="002fb2ff" style:font-weight-asian="bold" style:font-weight-complex="bold"/>
    </style:style>
    <style:style style:name="T14" style:family="text">
      <style:text-properties fo:font-weight="bold" officeooo:rsid="00326c23" style:font-weight-asian="bold" style:font-weight-complex="bold"/>
    </style:style>
    <style:style style:name="T15" style:family="text">
      <style:text-properties fo:font-weight="bold" officeooo:rsid="00342edc" style:font-weight-asian="bold" style:font-weight-complex="bold"/>
    </style:style>
    <style:style style:name="T16" style:family="text">
      <style:text-properties fo:font-weight="bold" officeooo:rsid="00356492" style:font-weight-asian="bold" style:font-weight-complex="bold"/>
    </style:style>
    <style:style style:name="T17" style:family="text">
      <style:text-properties fo:font-weight="bold" officeooo:rsid="005082fa" style:font-weight-asian="bold" style:font-weight-complex="bold"/>
    </style:style>
    <style:style style:name="T18" style:family="text">
      <style:text-properties fo:font-weight="bold" officeooo:rsid="00517972" style:font-weight-asian="bold" style:font-weight-complex="bold"/>
    </style:style>
    <style:style style:name="T19" style:family="text">
      <style:text-properties fo:font-weight="bold" officeooo:rsid="00518d75" style:font-weight-asian="bold" style:font-weight-complex="bold"/>
    </style:style>
    <style:style style:name="T20" style:family="text">
      <style:text-properties fo:font-weight="bold" officeooo:rsid="00541657" style:font-weight-asian="bold" style:font-weight-complex="bold"/>
    </style:style>
    <style:style style:name="T21" style:family="text">
      <style:text-properties fo:font-weight="bold" officeooo:rsid="0055ecea" style:font-weight-asian="bold" style:font-weight-complex="bold"/>
    </style:style>
    <style:style style:name="T22" style:family="text">
      <style:text-properties fo:font-weight="normal" style:font-weight-asian="normal" style:font-weight-complex="normal"/>
    </style:style>
    <style:style style:name="T23" style:family="text">
      <style:text-properties officeooo:rsid="00137c3d"/>
    </style:style>
    <style:style style:name="T24" style:family="text">
      <style:text-properties officeooo:rsid="0013f1a4"/>
    </style:style>
    <style:style style:name="T25" style:family="text">
      <style:text-properties officeooo:rsid="0015d5d5"/>
    </style:style>
    <style:style style:name="T26" style:family="text">
      <style:text-properties officeooo:rsid="0018bb10"/>
    </style:style>
    <style:style style:name="T27" style:family="text">
      <style:text-properties fo:font-size="15pt" style:font-size-asian="15pt" style:font-size-complex="15pt"/>
    </style:style>
    <style:style style:name="T28" style:family="text">
      <style:text-properties officeooo:rsid="002ba888"/>
    </style:style>
    <style:style style:name="T29" style:family="text">
      <style:text-properties officeooo:rsid="002db882"/>
    </style:style>
    <style:style style:name="T30" style:family="text">
      <style:text-properties officeooo:rsid="002f9df9"/>
    </style:style>
    <style:style style:name="T31" style:family="text">
      <style:text-properties officeooo:rsid="002fb2ff"/>
    </style:style>
    <style:style style:name="T32" style:family="text">
      <style:text-properties officeooo:rsid="00326c23"/>
    </style:style>
    <style:style style:name="T33" style:family="text">
      <style:text-properties officeooo:rsid="00342edc"/>
    </style:style>
    <style:style style:name="T34" style:family="text">
      <style:text-properties officeooo:rsid="00356492"/>
    </style:style>
    <style:style style:name="T35" style:family="text">
      <style:text-properties fo:color="#8000ff" style:font-name="Courier New" fo:font-size="10pt" fo:font-weight="normal" style:font-size-asian="10pt" style:font-weight-asian="normal" fo:background-color="#ffffff"/>
    </style:style>
    <style:style style:name="T36" style:family="text">
      <style:text-properties fo:color="#8000ff" style:font-name="Courier New" fo:font-size="10pt" style:font-size-asian="10pt" fo:background-color="#ffffff"/>
    </style:style>
    <style:style style:name="T37" style:family="text">
      <style:text-properties fo:color="#8000ff" style:font-name="Courier New" fo:font-size="10pt" fo:font-weight="bold" style:font-size-asian="10pt" style:font-weight-asian="bold" fo:background-color="#ffffff"/>
    </style:style>
    <style:style style:name="T38" style:family="text">
      <style:text-properties fo:color="#8000ff" style:font-name="Courier New" fo:font-weight="normal" fo:background-color="#ffffff" loext:char-shading-value="0" style:font-weight-asian="normal"/>
    </style:style>
    <style:style style:name="T39" style:family="text">
      <style:text-properties fo:color="#8000ff" style:font-name="Courier New" fo:font-weight="normal" officeooo:rsid="0038f11b" fo:background-color="#ffffff" loext:char-shading-value="0" style:font-weight-asian="normal" style:font-weight-complex="normal"/>
    </style:style>
    <style:style style:name="T40" style:family="text">
      <style:text-properties fo:color="#8000ff" style:font-name="Courier New" fo:font-weight="normal" style:font-weight-asian="normal" fo:background-color="#ffffff"/>
    </style:style>
    <style:style style:name="T41" style:family="text">
      <style:text-properties fo:color="#8000ff" style:font-name="Courier New" fo:background-color="#ffffff" loext:char-shading-value="0"/>
    </style:style>
    <style:style style:name="T42" style:family="text">
      <style:text-properties fo:color="#8000ff" style:font-name="Courier New" fo:background-color="#ffffff"/>
    </style:style>
    <style:style style:name="T43" style:family="text">
      <style:text-properties fo:color="#8000ff" style:font-name="Courier New" fo:font-weight="bold" style:font-weight-asian="bold" fo:background-color="#ffffff"/>
    </style:style>
    <style:style style:name="T44" style:family="text">
      <style:text-properties fo:color="#000000" style:font-name="Courier New" fo:font-size="10pt" fo:font-weight="normal" style:font-size-asian="10pt" style:font-weight-asian="normal" fo:background-color="#ffffff"/>
    </style:style>
    <style:style style:name="T45" style:family="text">
      <style:text-properties fo:color="#000000" style:font-name="Courier New" fo:font-size="10pt" style:font-size-asian="10pt" fo:background-color="#ffffff"/>
    </style:style>
    <style:style style:name="T46" style:family="text">
      <style:text-properties fo:color="#000000" style:font-name="Courier New" fo:background-color="#ffffff" loext:char-shading-value="0"/>
    </style:style>
    <style:style style:name="T47" style:family="text">
      <style:text-properties fo:color="#000000" style:font-name="Courier New" fo:font-weight="normal" fo:background-color="#ffffff" loext:char-shading-value="0" style:font-weight-asian="normal"/>
    </style:style>
    <style:style style:name="T48" style:family="text">
      <style:text-properties fo:color="#000000" style:font-name="Courier New" fo:font-weight="normal" style:font-weight-asian="normal" fo:background-color="#ffffff"/>
    </style:style>
    <style:style style:name="T49" style:family="text">
      <style:text-properties fo:color="#000000" style:font-name="Courier New" fo:background-color="#ffffff"/>
    </style:style>
    <style:style style:name="T50" style:family="text">
      <style:text-properties fo:color="#000000" style:font-name="Courier New" fo:background-color="#ffffff"/>
    </style:style>
    <style:style style:name="T51" style:family="text">
      <style:text-properties fo:color="#000080" style:font-name="Courier New" fo:font-size="10pt" fo:font-weight="bold" style:font-size-asian="10pt" style:font-weight-asian="bold" fo:background-color="#ffffff"/>
    </style:style>
    <style:style style:name="T52" style:family="text">
      <style:text-properties fo:color="#000080" style:font-name="Courier New" fo:background-color="#ffffff" loext:char-shading-value="0"/>
    </style:style>
    <style:style style:name="T53" style:family="text">
      <style:text-properties fo:color="#000080" style:font-name="Courier New" fo:font-weight="bold" fo:background-color="#ffffff" loext:char-shading-value="0" style:font-weight-asian="bold"/>
    </style:style>
    <style:style style:name="T54" style:family="text">
      <style:text-properties fo:color="#000080" style:font-name="Courier New" fo:font-weight="bold" style:font-weight-asian="bold" fo:background-color="#ffffff"/>
    </style:style>
    <style:style style:name="T55" style:family="text">
      <style:text-properties fo:color="#000080" style:font-name="Courier New" fo:background-color="#ffffff"/>
    </style:style>
    <style:style style:name="T56" style:family="text">
      <style:text-properties fo:color="#0000ff" style:font-name="Courier New" fo:font-size="10pt" fo:font-weight="bold" style:font-size-asian="10pt" style:font-weight-asian="bold" fo:background-color="#ffffff"/>
    </style:style>
    <style:style style:name="T57" style:family="text">
      <style:text-properties fo:color="#0000ff" style:font-name="Courier New" fo:font-weight="bold" fo:background-color="#ffffff" loext:char-shading-value="0" style:font-weight-asian="bold"/>
    </style:style>
    <style:style style:name="T58" style:family="text">
      <style:text-properties fo:color="#0000ff" style:font-name="Courier New" fo:font-weight="bold" style:font-weight-asian="bold" fo:background-color="#ffffff"/>
    </style:style>
    <style:style style:name="T59" style:family="text">
      <style:text-properties fo:color="#808080" style:font-name="Courier New" fo:font-size="10pt" fo:font-weight="normal" style:font-size-asian="10pt" style:font-weight-asian="normal" fo:background-color="#ffffff"/>
    </style:style>
    <style:style style:name="T60" style:family="text">
      <style:text-properties fo:color="#808080" style:font-name="Courier New" fo:font-weight="normal" fo:background-color="#ffffff" loext:char-shading-value="0" style:font-weight-asian="normal"/>
    </style:style>
    <style:style style:name="T61" style:family="text">
      <style:text-properties fo:color="#808080" style:font-name="Courier New" fo:font-weight="normal" style:font-weight-asian="normal" fo:background-color="#ffffff"/>
    </style:style>
    <style:style style:name="T62" style:family="text">
      <style:text-properties fo:color="#ff8000" style:font-name="Courier New" fo:font-weight="normal" fo:background-color="#ffffff" loext:char-shading-value="0" style:font-weight-asian="normal"/>
    </style:style>
    <style:style style:name="T63" style:family="text">
      <style:text-properties fo:color="#ff8000" style:font-name="Courier New" fo:font-weight="normal" style:font-weight-asian="normal" fo:background-color="#ffffff"/>
    </style:style>
    <style:style style:name="T64" style:family="text">
      <style:text-properties fo:color="#ff8000" style:font-name="Courier New" fo:font-size="10pt" fo:font-weight="normal" style:font-size-asian="10pt" style:font-weight-asian="normal" fo:background-color="#ffffff"/>
    </style:style>
    <style:style style:name="T65" style:family="text">
      <style:text-properties fo:color="#008000" style:font-name="Courier New" fo:font-size="10pt" fo:font-weight="normal" style:font-size-asian="10pt" style:font-weight-asian="normal" fo:background-color="#ffffff"/>
    </style:style>
    <style:style style:name="T66" style:family="text">
      <style:text-properties fo:color="#008000" style:font-name="Courier New" fo:font-size="10pt" style:font-size-asian="10pt" fo:background-color="#ffffff"/>
    </style:style>
    <style:style style:name="T67" style:family="text">
      <style:text-properties fo:color="#008000" style:font-name="Courier New" fo:font-weight="normal" fo:background-color="#ffffff" loext:char-shading-value="0" style:font-weight-asian="normal"/>
    </style:style>
    <style:style style:name="T68" style:family="text">
      <style:text-properties fo:color="#008000" style:font-name="Courier New" fo:font-weight="normal" officeooo:rsid="00274b49" fo:background-color="#ffffff" loext:char-shading-value="0" style:font-weight-asian="normal" style:font-weight-complex="normal"/>
    </style:style>
    <style:style style:name="T69" style:family="text">
      <style:text-properties fo:color="#008000" style:font-name="Courier New" fo:font-weight="normal" style:font-weight-asian="normal" fo:background-color="#ffffff"/>
    </style:style>
    <style:style style:name="T70" style:family="text">
      <style:text-properties fo:color="#008000" style:font-name="Courier New" fo:font-weight="normal" officeooo:rsid="005d95d8" style:font-weight-asian="normal" fo:background-color="#ffffff"/>
    </style:style>
    <style:style style:name="T71" style:family="text">
      <style:text-properties fo:color="#008000" style:font-name="Courier New" fo:background-color="#ffffff" loext:char-shading-value="0"/>
    </style:style>
    <style:style style:name="T72" style:family="text">
      <style:text-properties fo:color="#008000" style:font-name="Courier New" fo:background-color="#ffffff"/>
    </style:style>
    <style:style style:name="T73" style:family="text">
      <style:text-properties fo:color="#008000" style:font-name="Courier New" fo:font-weight="bold" officeooo:rsid="005a26a8" style:font-weight-asian="bold" style:font-weight-complex="bold" fo:background-color="#ffffff"/>
    </style:style>
    <style:style style:name="T74" style:family="text">
      <style:text-properties fo:color="#008000" style:font-name="Courier New" fo:font-weight="bold" style:font-weight-asian="bold" fo:background-color="#ffffff"/>
    </style:style>
    <style:style style:name="T75" style:family="text">
      <style:text-properties fo:color="#008000" style:font-name="Courier New" officeooo:rsid="0063fe10" fo:background-color="#ffffff"/>
    </style:style>
    <style:style style:name="T76" style:family="text">
      <style:text-properties style:font-name="Courier New" fo:background-color="#ffffff"/>
    </style:style>
    <style:style style:name="T77" style:family="text">
      <style:text-properties style:font-name="Courier New" fo:background-color="#ffffff"/>
    </style:style>
    <style:style style:name="T78" style:family="text">
      <style:text-properties style:font-name="Courier New" fo:font-weight="bold" style:font-weight-asian="bold" fo:background-color="#ffffff"/>
    </style:style>
    <style:style style:name="T79" style:family="text">
      <style:text-properties style:font-name="Courier New" fo:font-size="10pt" style:font-size-asian="10pt" fo:background-color="#ffffff"/>
    </style:style>
    <style:style style:name="T80" style:family="text">
      <style:text-properties style:font-name="Courier New" fo:font-size="12pt" fo:font-weight="bold" style:font-size-asian="12pt" style:font-weight-asian="bold" style:font-size-complex="12pt" fo:background-color="#ffffff"/>
    </style:style>
    <style:style style:name="T81" style:family="text">
      <style:text-properties style:font-name="Courier New" fo:font-size="12pt" style:font-size-asian="12pt" style:font-size-complex="12pt" fo:background-color="#fffff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36cm" fo:text-indent="-0.635cm" fo:margin-left="1.5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71cm" fo:text-indent="-0.635cm" fo:margin-left="2.1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06cm" fo:text-indent="-0.635cm" fo:margin-left="2.8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41cm" fo:text-indent="-0.635cm" fo:margin-left="3.4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76cm" fo:text-indent="-0.635cm" fo:margin-left="4.0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11cm" fo:text-indent="-0.635cm" fo:margin-left="4.7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46cm" fo:text-indent="-0.635cm" fo:margin-left="5.3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81cm" fo:text-indent="-0.635cm" fo:margin-left="5.9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16cm" fo:text-indent="-0.635cm" fo:margin-left="6.6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51cm" fo:text-indent="-0.635cm" fo:margin-left="7.25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Concept Of OOPS: </text:p>
      <text:p text:style-name="P45"/>
      <text:p text:style-name="P52">Encapsulation, Polymorphism and Abstraction, Inheritance</text:p>
      <text:p text:style-name="P45"/>
      <text:p text:style-name="P45">1.Method Overloading</text:p>
      <text:p text:style-name="P45">2. Data Shadowing</text:p>
      <text:p text:style-name="P45">3. Data Hiding </text:p>
      <text:p text:style-name="P45">4. Method Overriding</text:p>
      <text:p text:style-name="P45">5. Function Hiding</text:p>
      <text:p text:style-name="P45">6. UpCasting</text:p>
      <text:p text:style-name="P45">7. DownCasting</text:p>
      <text:p text:style-name="P45"/>
      <text:p text:style-name="P51">1. Method Overloading:</text:p>
      <text:p text:style-name="P45"/>
      <text:p text:style-name="P45">Method overloading says you can have more than one function with the same name in a one class having a different prototype.</text:p>
      <text:p text:style-name="P45"/>
      <text:p text:style-name="P51">2. Data Shadowing:</text:p>
      <text:p text:style-name="P45"/>
      <text:p text:style-name="P45">Whenever class level variable and local level variable as same name then this concept is called data shadowing.</text:p>
      <text:p text:style-name="P45"/>
      <text:p text:style-name="P51">3. Data Hidding:</text:p>
      <text:p text:style-name="P45"/>
      <text:p text:style-name="P45">Whenever a parent class and a child class both are having same data member then this concept is known as Data Hidding.</text:p>
      <text:p text:style-name="P45"/>
      <text:p text:style-name="P51">4. Method Overriding:</text:p>
      <text:p text:style-name="P45"/>
      <text:p text:style-name="P45">In OOPS, Whenever a Parent class and a Child class both are having complete same function then this concept is known as Method Overriding. </text:p>
      <text:p text:style-name="P45"/>
      <text:p text:style-name="P51">5. Function Hiding: </text:p>
      <text:p text:style-name="P45"/>
      <text:p text:style-name="P45">Whenever a Parent class and Child class both are having complete same static function then this process is known as function Hidding. </text:p>
      <text:p text:style-name="P45"/>
      <text:p text:style-name="P51">6. UpCasting:</text:p>
      <text:p text:style-name="P45">The Reference ID of the Child class object can be put into the Referenced variable of Parent class but vise versa is not true and this concept is known as UpCasting.</text:p>
      <text:p text:style-name="P45"/>
      <text:p text:style-name="P51">7. Down Casting:</text:p>
      <text:p text:style-name="P45"/>
      <text:p text:style-name="P45">The process of getting back the Reference ID of a Child class object from the Reference variable of a Parent class into the Reference variable of a Child class is known as Down Casting. Before doing the DownCasting, UpCasting must be done.</text:p>
      <text:p text:style-name="P45">OOPS Pillars</text:p>
      <text:p text:style-name="P45"/>
      <text:p text:style-name="P45"/>
      <text:p text:style-name="P45"/>
      <text:p text:style-name="P45"/>
      <text:p text:style-name="P56"><text:soft-page-break/>OOPS Pillars</text:p>
      <text:p text:style-name="P1"/>
      <text:list xml:id="list421452155" text:style-name="L1">
        <text:list-item>
          <text:p text:style-name="P36">Encapsulation</text:p>
        </text:list-item>
        <text:list-item>
          <text:p text:style-name="P36">Polymorphism</text:p>
        </text:list-item>
        <text:list-item>
          <text:p text:style-name="P36">Abstraction</text:p>
        </text:list-item>
        <text:list-item>
          <text:p text:style-name="P37">Inheritance</text:p>
        </text:list-item>
      </text:list>
      <text:p text:style-name="P11"/>
      <text:p text:style-name="P53">Encapsulation:</text:p>
      <text:p text:style-name="P12"/>
      <text:p text:style-name="P12">Combining of state and behavior in a single container is known as encapsulation.</text:p>
      <text:p text:style-name="P12"/>
      <text:p text:style-name="P12">Encapsulation in Java is a process of wrapping code and data together into a single unit. In encapsulation, the variables of a class will be hidden from other classes and can be accessed only through the methods of their current class.</text:p>
      <text:p text:style-name="P12"/>
      <text:p text:style-name="P12">For example, capsule i.e. mixed with several medicines.</text:p>
      <text:p text:style-name="P12"/>
      <text:p text:style-name="P12">Example: A Bank. It only allows limited access, when we want to withdraw or deposit, we do this through application form same in java encapsulation, work happens with member functions. </text:p>
      <text:p text:style-name="P12"/>
      <text:p text:style-name="P12">Another example is file sharing apps they don't give us direct access to other device but they only allow us to receive and send particular data.</text:p>
      <text:p text:style-name="P12"/>
      <text:list xml:id="list2645163784" text:style-name="L2">
        <text:list-item>
          <text:p text:style-name="P38">Private fields are an example of Strong Encapsulation.</text:p>
        </text:list-item>
      </text:list>
      <text:p text:style-name="P13"/>
      <text:list xml:id="list211709494980431" text:continue-numbering="true" text:style-name="L2">
        <text:list-item>
          <text:p text:style-name="P38">Public fields are an example of Weak Encapsulation. In this case, fields are still encapsulated in the class, but visible to outside world.</text:p>
        </text:list-item>
      </text:list>
      <text:p text:style-name="P13"/>
      <text:list xml:id="list211709309873108" text:continue-numbering="true" text:style-name="L2">
        <text:list-item>
          <text:p text:style-name="P38">Protected/default fields show moderate Encapsulation.</text:p>
        </text:list-item>
      </text:list>
      <text:p text:style-name="P13"/>
      <text:p text:style-name="P13"/>
      <text:p text:style-name="P2"><text:span text:style-name="T27">Polymorphism:</text:span> <text:span text:style-name="T1">One name many form.</text:span></text:p>
      <text:p text:style-name="P14"/>
      <text:p text:style-name="P14">Whenever an object performes a different different behavior in a different different circumstances then this behavior of an object is known as polymorphism. Polymorphism reduces the complexity of an object.</text:p>
      <text:p text:style-name="P14"/>
      <text:p text:style-name="P14">Polymorphism is always achieved via behaviour of an object. Properties of an object do not play any role in case of polymorphism.</text:p>
      <text:p text:style-name="P14"/>
      <text:p text:style-name="P14">Polymorphism is divided into two parts, compile time polymorphism and runtime polymorphism.</text:p>
      <text:p text:style-name="P14"/>
      <text:list xml:id="list1408206978" text:style-name="L3">
        <text:list-item>
          <text:p text:style-name="P39">Whenever an object is bound with their functionality at compile time then this is called compile time polymorphism.</text:p>
          <text:p text:style-name="P39"/>
        </text:list-item>
        <text:list-item>
          <text:p text:style-name="P39">Whenever an object is bound with their functionality at runtime then this is known as runtime functionality.</text:p>
        </text:list-item>
      </text:list>
      <text:p text:style-name="P14"/>
      <text:p text:style-name="P14"><text:soft-page-break/><text:span text:style-name="T4">Complile time</text:span>: <text:span text:style-name="T6">Method</text:span><text:span text:style-name="T4"> </text:span><text:span text:style-name="T7">O</text:span><text:span text:style-name="T4">verloading</text:span> an<text:span text:style-name="T23">d</text:span> <text:span text:style-name="T5">O</text:span><text:span text:style-name="T4">perator </text:span><text:span text:style-name="T5">O</text:span><text:span text:style-name="T4">verloading.</text:span></text:p>
      <text:p text:style-name="P14"/>
      <text:p text:style-name="P8">Run-time: <text:span text:style-name="T24">F</text:span>unction <text:span text:style-name="T24">O</text:span>verriding.</text:p>
      <text:p text:style-name="P14"/>
      <text:p text:style-name="P14"><text:span text:style-name="T9">#.</text:span><text:span text:style-name="T26"> </text:span>Java does not support operator overloading explicitly. this only work implicitly we can't add our own extra functionality with operator overloading.</text:p>
      <text:p text:style-name="P14"/>
      <text:p text:style-name="P14"><text:span text:style-name="T9">#.</text:span><text:span text:style-name="T26"> </text:span>Java does not support compile time polymorphism. In Java all the instance functions of a class are implicit virtual.</text:p>
      <text:p text:style-name="P14"/>
      <text:p text:style-name="P14"><text:span text:style-name="T8">#.</text:span><text:span text:style-name="T25"> </text:span>Java programming language provides two kinds of methods, Instance methods and Class methods. Class methods also called static method.</text:p>
      <text:p text:style-name="P14"/>
      <text:p text:style-name="P14">The difference between these two kinds of methods are that Instance methods require an instance before they can be invoked; Class Methods do not need instance to invoke. </text:p>
      <text:p text:style-name="P14"/>
      <text:p text:style-name="P14">Instance methods use dynamic binding also called late binding. Class methods use static also called early binding.</text:p>
      <text:p text:style-name="P14"/>
      <text:p text:style-name="P14">The JVM uses two different instructions to invoke these two types of methods. InvokeVirtual for Instance methods and InvokeStatic for class methods (Static Methods).</text:p>
      <text:p text:style-name="P14"/>
      <text:p text:style-name="P5">Method Overloading</text:p>
      <text:p text:style-name="P5"/>
      <text:p text:style-name="P17">Function overloading says you can have more than one function with the same name in a one class having a different prototype.</text:p>
      <text:p text:style-name="P17"/>
      <text:p text:style-name="P10">There are 5 function prototypes:-</text:p>
      <text:p text:style-name="P17"/>
      <text:p text:style-name="P17">1. Access specifier</text:p>
      <text:p text:style-name="P17">2. Access modifier</text:p>
      <text:p text:style-name="P17">3. Return type</text:p>
      <text:p text:style-name="P17">4. Function name</text:p>
      <text:p text:style-name="P17">5. Arguments</text:p>
      <text:p text:style-name="P17"/>
      <text:p text:style-name="P17"><text:span text:style-name="T4">#.</text:span> In Java access specifiers and access modifier is called as access modifier.</text:p>
      <text:p text:style-name="P17"/>
      <text:p text:style-name="P17"><text:span text:style-name="T4">#.</text:span> There are 10 types of access modifiers are available in Java programming language.</text:p>
      <text:p text:style-name="P17">Public, Private, Protected, Default, Static, Final, Abstract, Synchronized, Transient, and Volatile.</text:p>
      <text:p text:style-name="P17"/>
      <text:p text:style-name="P17"><text:span text:style-name="T4">#.</text:span> Access modifiers and access specifier do not play any role in case of function overloading.</text:p>
      <text:p text:style-name="P17"/>
      <text:p text:style-name="P17"><text:span text:style-name="T4">#.</text:span> Return type of functions do not play any role in case of function overloading.</text:p>
      <text:p text:style-name="P17"/>
      <text:p text:style-name="P17"><text:span text:style-name="T4">#.</text:span> Function overloading can only be achieved by changing only in arguments.</text:p>
      <text:p text:style-name="P17"/>
      <text:p text:style-name="P17"><text:span text:style-name="T4">#.</text:span> To achieve function overloading we need to change the number of argument in each function.</text:p>
      <text:p text:style-name="P17"/>
      <text:p text:style-name="P17"><text:soft-page-break/><text:span text:style-name="T4">#.</text:span> If we want to keep number for arguments same in each function then we need to change the data type of their arguments.</text:p>
      <text:p text:style-name="P17"/>
      <text:p text:style-name="P17"><text:span text:style-name="T4">#.</text:span> If it does not get exact function match then it will apply type promotion that can create Ambiguty error.</text:p>
      <text:p text:style-name="P4"/>
      <text:p text:style-name="P4">Programs: <text:span text:style-name="T2">Method Overloading</text:span></text:p>
      <text:p text:style-name="P40"/>
      <text:p text:style-name="P23"><text:span text:style-name="T39">class</text:span><text:span text:style-name="T46"> methodOverLoading</text:span><text:span text:style-name="T52">{</text:span></text:p>
      <text:p text:style-name="P29"><text:tab/></text:p>
      <text:p text:style-name="P31"><text:span text:style-name="T47"><text:tab/></text:span><text:span text:style-name="T38">public</text:span><text:span text:style-name="T47"> </text:span><text:span text:style-name="T38">static</text:span><text:span text:style-name="T47"> </text:span><text:span text:style-name="T38">void</text:span><text:span text:style-name="T47"> main</text:span><text:span text:style-name="T53">(</text:span><text:span text:style-name="T47">String</text:span><text:span text:style-name="T53">...</text:span><text:span text:style-name="T47"> arg</text:span><text:span text:style-name="T53">){</text:span></text:p>
      <text:p text:style-name="P31"><text:span text:style-name="T47"><text:tab/><text:tab/>AddClass ac </text:span><text:span text:style-name="T53">=</text:span><text:span text:style-name="T47"> </text:span><text:span text:style-name="T57">new</text:span><text:span text:style-name="T47"> AddClass</text:span><text:span text:style-name="T53">();</text:span></text:p>
      <text:p text:style-name="P31"><text:span text:style-name="T47"><text:tab/><text:tab/>System</text:span><text:span text:style-name="T53">.</text:span><text:span text:style-name="T47">out</text:span><text:span text:style-name="T53">.</text:span><text:span text:style-name="T47">println</text:span><text:span text:style-name="T53">(</text:span><text:span text:style-name="T60">"string: "</text:span><text:span text:style-name="T47"> </text:span><text:span text:style-name="T53">+</text:span><text:span text:style-name="T47"> ac</text:span><text:span text:style-name="T53">.</text:span><text:span text:style-name="T47">add</text:span><text:span text:style-name="T53">(</text:span><text:span text:style-name="T60">"Ahmad "</text:span><text:span text:style-name="T53">,</text:span><text:span text:style-name="T47"> </text:span><text:span text:style-name="T60">"Sayeed"</text:span><text:span text:style-name="T53">));</text:span></text:p>
      <text:p text:style-name="P31"><text:span text:style-name="T47"><text:tab/><text:tab/>System</text:span><text:span text:style-name="T53">.</text:span><text:span text:style-name="T47">out</text:span><text:span text:style-name="T53">.</text:span><text:span text:style-name="T47">println</text:span><text:span text:style-name="T53">(</text:span><text:span text:style-name="T60">"int: "</text:span><text:span text:style-name="T47"> </text:span><text:span text:style-name="T53">+</text:span><text:span text:style-name="T47"> ac</text:span><text:span text:style-name="T53">.</text:span><text:span text:style-name="T47">add</text:span><text:span text:style-name="T53">(</text:span><text:span text:style-name="T62">15</text:span><text:span text:style-name="T53">,</text:span><text:span text:style-name="T47"> </text:span><text:span text:style-name="T62">20</text:span><text:span text:style-name="T53">));</text:span></text:p>
      <text:p text:style-name="P31"><text:span text:style-name="T47"><text:tab/><text:tab/>System</text:span><text:span text:style-name="T53">.</text:span><text:span text:style-name="T47">out</text:span><text:span text:style-name="T53">.</text:span><text:span text:style-name="T47">println</text:span><text:span text:style-name="T53">(</text:span><text:span text:style-name="T60">"Float: "</text:span><text:span text:style-name="T47"> </text:span><text:span text:style-name="T53">+</text:span><text:span text:style-name="T47"> ac</text:span><text:span text:style-name="T53">.</text:span><text:span text:style-name="T47">add</text:span><text:span text:style-name="T53">(</text:span><text:span text:style-name="T62">7.5f</text:span><text:span text:style-name="T53">,</text:span><text:span text:style-name="T47"> </text:span><text:span text:style-name="T62">8.0f</text:span><text:span text:style-name="T53">));</text:span></text:p>
      <text:p text:style-name="P31"><text:span text:style-name="T47"><text:tab/><text:tab/>System</text:span><text:span text:style-name="T53">.</text:span><text:span text:style-name="T47">out</text:span><text:span text:style-name="T53">.</text:span><text:span text:style-name="T47">println</text:span><text:span text:style-name="T53">(</text:span><text:span text:style-name="T60">"Double: "</text:span><text:span text:style-name="T47"> </text:span><text:span text:style-name="T53">+</text:span><text:span text:style-name="T47"> ac</text:span><text:span text:style-name="T53">.</text:span><text:span text:style-name="T47">add</text:span><text:span text:style-name="T53">(</text:span><text:span text:style-name="T62">5.5d</text:span><text:span text:style-name="T53">,</text:span><text:span text:style-name="T47"> </text:span><text:span text:style-name="T62">9.90d</text:span><text:span text:style-name="T53">));</text:span></text:p>
      <text:p text:style-name="P31"><text:span text:style-name="T47"><text:tab/><text:tab/>System</text:span><text:span text:style-name="T53">.</text:span><text:span text:style-name="T47">out</text:span><text:span text:style-name="T53">.</text:span><text:span text:style-name="T47">println</text:span><text:span text:style-name="T53">(</text:span><text:span text:style-name="T60">"Long:"</text:span><text:span text:style-name="T47"> </text:span><text:span text:style-name="T53">+</text:span><text:span text:style-name="T47"> ac</text:span><text:span text:style-name="T53">.</text:span><text:span text:style-name="T47">add</text:span><text:span text:style-name="T53">(</text:span><text:span text:style-name="T62">5L</text:span><text:span text:style-name="T53">,</text:span><text:span text:style-name="T62">6L</text:span><text:span text:style-name="T53">));</text:span></text:p>
      <text:p text:style-name="P31"><text:span text:style-name="T47"><text:tab/><text:tab/>System</text:span><text:span text:style-name="T53">.</text:span><text:span text:style-name="T47">out</text:span><text:span text:style-name="T53">.</text:span><text:span text:style-name="T47">println</text:span><text:span text:style-name="T53">(</text:span><text:span text:style-name="T60">"Boolean:"</text:span><text:span text:style-name="T47"> </text:span><text:span text:style-name="T53">+</text:span><text:span text:style-name="T47"> ac</text:span><text:span text:style-name="T53">.</text:span><text:span text:style-name="T47">add</text:span><text:span text:style-name="T53">(</text:span><text:span text:style-name="T57">true</text:span><text:span text:style-name="T53">,</text:span><text:span text:style-name="T57">false</text:span><text:span text:style-name="T53">));</text:span></text:p>
      <text:p text:style-name="P31"><text:span text:style-name="T47"><text:tab/><text:tab/>System</text:span><text:span text:style-name="T53">.</text:span><text:span text:style-name="T47">out</text:span><text:span text:style-name="T53">.</text:span><text:span text:style-name="T47">println</text:span><text:span text:style-name="T53">(</text:span><text:span text:style-name="T60">"Char: "</text:span><text:span text:style-name="T47"> </text:span><text:span text:style-name="T53">+</text:span><text:span text:style-name="T47"> ac</text:span><text:span text:style-name="T53">.</text:span><text:span text:style-name="T47">add</text:span><text:span text:style-name="T53">(</text:span><text:span text:style-name="T60">'C'</text:span><text:span text:style-name="T53">,</text:span><text:span text:style-name="T47"> </text:span><text:span text:style-name="T60">'R'</text:span><text:span text:style-name="T53">));</text:span></text:p>
      <text:p text:style-name="P31"><text:span text:style-name="T47"><text:tab/></text:span><text:span text:style-name="T53">}</text:span></text:p>
      <text:p text:style-name="P71">}</text:p>
      <text:p text:style-name="P29"/>
      <text:p text:style-name="P31"><text:span text:style-name="T38">class</text:span><text:span text:style-name="T47"> AddClass</text:span><text:span text:style-name="T53">{</text:span></text:p>
      <text:p text:style-name="P29"><text:tab/></text:p>
      <text:p text:style-name="P31"><text:span text:style-name="T47"><text:tab/>String add</text:span><text:span text:style-name="T53">(</text:span><text:span text:style-name="T47">String s1</text:span><text:span text:style-name="T53">,</text:span><text:span text:style-name="T47"> String s2</text:span><text:span text:style-name="T53">){</text:span></text:p>
      <text:p text:style-name="P31"><text:span text:style-name="T47"><text:tab/><text:tab/></text:span><text:span text:style-name="T57">return</text:span><text:span text:style-name="T47"> s1 </text:span><text:span text:style-name="T53">+</text:span><text:span text:style-name="T47"> s2</text:span><text:span text:style-name="T53">;</text:span></text:p>
      <text:p text:style-name="P31"><text:span text:style-name="T47"><text:tab/></text:span><text:span text:style-name="T53">}</text:span></text:p>
      <text:p text:style-name="P29"><text:tab/></text:p>
      <text:p text:style-name="P31"><text:span text:style-name="T47"><text:tab/></text:span><text:span text:style-name="T38">int</text:span><text:span text:style-name="T47"> add</text:span><text:span text:style-name="T53">(</text:span><text:span text:style-name="T38">int</text:span><text:span text:style-name="T47"> n1</text:span><text:span text:style-name="T53">,</text:span><text:span text:style-name="T47"> </text:span><text:span text:style-name="T38">int</text:span><text:span text:style-name="T47"> n2</text:span><text:span text:style-name="T53">){</text:span></text:p>
      <text:p text:style-name="P31"><text:span text:style-name="T47"><text:tab/><text:tab/></text:span><text:span text:style-name="T57">return</text:span><text:span text:style-name="T47"> n1 </text:span><text:span text:style-name="T53">+</text:span><text:span text:style-name="T47"> n2</text:span><text:span text:style-name="T53">;</text:span></text:p>
      <text:p text:style-name="P31"><text:span text:style-name="T47"><text:tab/></text:span><text:span text:style-name="T53">}</text:span></text:p>
      <text:p text:style-name="P29"><text:tab/></text:p>
      <text:p text:style-name="P31"><text:span text:style-name="T47"><text:tab/></text:span><text:span text:style-name="T38">float</text:span><text:span text:style-name="T47"> add</text:span><text:span text:style-name="T53">(</text:span><text:span text:style-name="T38">float</text:span><text:span text:style-name="T47"> f1</text:span><text:span text:style-name="T53">,</text:span><text:span text:style-name="T47"> </text:span><text:span text:style-name="T38">float</text:span><text:span text:style-name="T47"> f2</text:span><text:span text:style-name="T53">){</text:span></text:p>
      <text:p text:style-name="P31"><text:span text:style-name="T47"><text:tab/><text:tab/></text:span><text:span text:style-name="T57">return</text:span><text:span text:style-name="T47"> f1 </text:span><text:span text:style-name="T53">+</text:span><text:span text:style-name="T47"> f2</text:span><text:span text:style-name="T53">;</text:span></text:p>
      <text:p text:style-name="P31"><text:span text:style-name="T47"><text:tab/></text:span><text:span text:style-name="T53">}</text:span></text:p>
      <text:p text:style-name="P29"><text:tab/></text:p>
      <text:p text:style-name="P31"><text:span text:style-name="T47"><text:tab/></text:span><text:span text:style-name="T38">double</text:span><text:span text:style-name="T47"> add</text:span><text:span text:style-name="T53">(</text:span><text:span text:style-name="T38">double</text:span><text:span text:style-name="T47"> d1</text:span><text:span text:style-name="T53">,</text:span><text:span text:style-name="T47"> </text:span><text:span text:style-name="T38">double</text:span><text:span text:style-name="T47"> d2</text:span><text:span text:style-name="T53">){</text:span></text:p>
      <text:p text:style-name="P31"><text:span text:style-name="T47"><text:tab/><text:tab/></text:span><text:span text:style-name="T57">return</text:span><text:span text:style-name="T47"> d1 </text:span><text:span text:style-name="T53">+</text:span><text:span text:style-name="T47"> d2</text:span><text:span text:style-name="T53">;</text:span></text:p>
      <text:p text:style-name="P31"><text:span text:style-name="T47"><text:tab/></text:span><text:span text:style-name="T53">}</text:span></text:p>
      <text:p text:style-name="P29"><text:tab/></text:p>
      <text:p text:style-name="P31"><text:span text:style-name="T47"><text:tab/></text:span><text:span text:style-name="T38">long</text:span><text:span text:style-name="T47"> add</text:span><text:span text:style-name="T53">(</text:span><text:span text:style-name="T38">long</text:span><text:span text:style-name="T47"> l1</text:span><text:span text:style-name="T53">,</text:span><text:span text:style-name="T47"> </text:span><text:span text:style-name="T38">long</text:span><text:span text:style-name="T47"> l2</text:span><text:span text:style-name="T53">){</text:span></text:p>
      <text:p text:style-name="P31"><text:span text:style-name="T47"><text:tab/><text:tab/></text:span><text:span text:style-name="T57">return</text:span><text:span text:style-name="T47"> l1 </text:span><text:span text:style-name="T53">+</text:span><text:span text:style-name="T47"> l2</text:span><text:span text:style-name="T53">;</text:span></text:p>
      <text:p text:style-name="P31"><text:span text:style-name="T47"><text:tab/></text:span><text:span text:style-name="T53">}</text:span></text:p>
      <text:p text:style-name="P29"><text:tab/></text:p>
      <text:p text:style-name="P31"><text:span text:style-name="T47"><text:tab/></text:span><text:span text:style-name="T38">int</text:span><text:span text:style-name="T47"> add</text:span><text:span text:style-name="T53">(</text:span><text:span text:style-name="T38">char</text:span><text:span text:style-name="T47"> c1</text:span><text:span text:style-name="T53">,</text:span><text:span text:style-name="T47"> </text:span><text:span text:style-name="T38">char</text:span><text:span text:style-name="T47"> c2</text:span><text:span text:style-name="T53">){</text:span></text:p>
      <text:p text:style-name="P31"><text:span text:style-name="T47"><text:tab/><text:tab/></text:span><text:span text:style-name="T57">return</text:span><text:span text:style-name="T47"> c1 </text:span><text:span text:style-name="T53">+</text:span><text:span text:style-name="T47"> c2</text:span><text:span text:style-name="T53">;</text:span></text:p>
      <text:p text:style-name="P31"><text:span text:style-name="T47"><text:tab/></text:span><text:span text:style-name="T53">}</text:span></text:p>
      <text:p text:style-name="P31"><text:span text:style-name="T47"><text:tab/></text:span><text:span text:style-name="T67">/* We can't do this</text:span></text:p>
      <text:p text:style-name="P76"><text:tab/>char/String add(char c1, char c2){</text:p>
      <text:p text:style-name="P76"><text:tab/><text:tab/>return c1 + c2;</text:p>
      <text:p text:style-name="P76"><text:tab/>}</text:p>
      <text:p text:style-name="P76"><text:tab/>*/</text:p>
      <text:p text:style-name="P31"><text:span text:style-name="T47"><text:tab/></text:span><text:span text:style-name="T67">/* We can't do this</text:span></text:p>
      <text:p text:style-name="P76"><text:tab/>boolean add(boolean b1, boolean b2){</text:p>
      <text:p text:style-name="P76"><text:tab/><text:tab/>return b1 + b2;</text:p>
      <text:p text:style-name="P76"><text:tab/>}*/</text:p>
      <text:p text:style-name="P72"><text:soft-page-break/>}</text:p>
      <text:p text:style-name="P4"/>
      <text:p text:style-name="P26">Program: <text:span text:style-name="T22">Method Overloading Bad Situation</text:span></text:p>
      <text:p text:style-name="P3"/>
      <text:p text:style-name="P32"><text:span text:style-name="T68">/* If It does not found exact match function then it will search for bigger data type.</text:span><text:span text:style-name="T71"> It means, it will do TypePromotion that will create confusion for compiler.*/</text:span></text:p>
      <text:p text:style-name="P30"/>
      <text:p text:style-name="P79">/*Let's see an example*/</text:p>
      <text:p text:style-name="P31"><text:span text:style-name="T41">class</text:span><text:span text:style-name="T46"> MOBadSituation</text:span><text:span text:style-name="T53">{</text:span></text:p>
      <text:p text:style-name="P31"><text:span text:style-name="T47"><text:tab/></text:span><text:span text:style-name="T38">public</text:span><text:span text:style-name="T47"> </text:span><text:span text:style-name="T38">static</text:span><text:span text:style-name="T47"> </text:span><text:span text:style-name="T38">void</text:span><text:span text:style-name="T47"> main</text:span><text:span text:style-name="T53">(</text:span><text:span text:style-name="T47">String</text:span><text:span text:style-name="T53">...</text:span><text:span text:style-name="T47"> a</text:span><text:span text:style-name="T53">){</text:span></text:p>
      <text:p text:style-name="P29"><text:tab/><text:tab/></text:p>
      <text:p text:style-name="P31"><text:span text:style-name="T47"><text:tab/><text:tab/></text:span><text:span text:style-name="T57">new</text:span><text:span text:style-name="T47"> MOBadSituation</text:span><text:span text:style-name="T53">().</text:span><text:span text:style-name="T47">add</text:span><text:span text:style-name="T53">(</text:span><text:span text:style-name="T62">10</text:span><text:span text:style-name="T53">,</text:span><text:span text:style-name="T47"> </text:span><text:span text:style-name="T62">20L</text:span><text:span text:style-name="T53">);</text:span><text:span text:style-name="T47"> </text:span><text:span text:style-name="T67">// right &amp; working</text:span></text:p>
      <text:p text:style-name="P31"><text:span text:style-name="T47"><text:tab/><text:tab/></text:span><text:span text:style-name="T57">new</text:span><text:span text:style-name="T47"> MOBadSituation</text:span><text:span text:style-name="T53">().</text:span><text:span text:style-name="T47">add</text:span><text:span text:style-name="T53">(</text:span><text:span text:style-name="T62">25L</text:span><text:span text:style-name="T53">,</text:span><text:span text:style-name="T47"> </text:span><text:span text:style-name="T62">10</text:span><text:span text:style-name="T53">);</text:span><text:span text:style-name="T47"> </text:span><text:span text:style-name="T67">// right &amp; working</text:span></text:p>
      <text:p text:style-name="P29"><text:tab/><text:tab/></text:p>
      <text:p text:style-name="P34"><text:span text:style-name="T47"><text:tab/><text:tab/></text:span><text:span text:style-name="T67">/* <text:tab/></text:span></text:p>
      <text:p text:style-name="P77"><text:tab/><text:tab/><text:tab/>Bad Code example</text:p>
      <text:p text:style-name="P31"><text:span text:style-name="T47"><text:tab/><text:tab/><text:tab/></text:span><text:span text:style-name="T67">As we can see arguments are in int.</text:span></text:p>
      <text:p text:style-name="P31"><text:span text:style-name="T47"><text:tab/><text:tab/><text:tab/></text:span><text:span text:style-name="T67">We have both function long and int so match function is not avaible*/</text:span></text:p>
      <text:p text:style-name="P33"><text:span text:style-name="T47"><text:tab/><text:tab/><text:tab/></text:span><text:span text:style-name="T67">Now it will type promotion and find if long argument is avaible to <text:tab/><text:tab/><text:tab/><text:tab/>place int value</text:span><text:span text:style-name="T47">. </text:span><text:span text:style-name="T67">And now both function has that long argument so JVM <text:tab/><text:tab/><text:tab/><text:tab/>will confuse and print error</text:span></text:p>
      <text:p text:style-name="P78"><text:tab/><text:tab/>*/</text:p>
      <text:p text:style-name="P29"><text:tab/><text:tab/></text:p>
      <text:p text:style-name="P31"><text:span text:style-name="T47"><text:tab/><text:tab/><text:tab/></text:span><text:span text:style-name="T57">new</text:span><text:span text:style-name="T47"> MOBadSituation</text:span><text:span text:style-name="T53">().</text:span><text:span text:style-name="T47">add</text:span><text:span text:style-name="T53">(</text:span><text:span text:style-name="T62">10</text:span><text:span text:style-name="T53">,</text:span><text:span text:style-name="T47"> </text:span><text:span text:style-name="T62">10</text:span><text:span text:style-name="T53">);</text:span><text:span text:style-name="T47"> </text:span><text:span text:style-name="T67">// will give compilation error</text:span></text:p>
      <text:p text:style-name="P29"><text:tab/><text:tab/></text:p>
      <text:p text:style-name="P31"><text:span text:style-name="T47"><text:tab/></text:span><text:span text:style-name="T53">}</text:span></text:p>
      <text:p text:style-name="P29"><text:tab/></text:p>
      <text:p text:style-name="P31"><text:span text:style-name="T47"><text:tab/></text:span><text:span text:style-name="T38">int</text:span><text:span text:style-name="T47"> add</text:span><text:span text:style-name="T53">(</text:span><text:span text:style-name="T38">int</text:span><text:span text:style-name="T47"> x</text:span><text:span text:style-name="T53">,</text:span><text:span text:style-name="T47"> </text:span><text:span text:style-name="T38">long</text:span><text:span text:style-name="T47"> y</text:span><text:span text:style-name="T53">){</text:span></text:p>
      <text:p text:style-name="P31"><text:span text:style-name="T47"><text:tab/><text:tab/>System</text:span><text:span text:style-name="T53">.</text:span><text:span text:style-name="T47">out</text:span><text:span text:style-name="T53">.</text:span><text:span text:style-name="T47">println</text:span><text:span text:style-name="T53">(</text:span><text:span text:style-name="T47">x </text:span><text:span text:style-name="T53">+</text:span><text:span text:style-name="T47"> y</text:span><text:span text:style-name="T53">);</text:span></text:p>
      <text:p text:style-name="P31"><text:span text:style-name="T47"><text:tab/><text:tab/></text:span><text:span text:style-name="T57">return</text:span><text:span text:style-name="T47"> </text:span><text:span text:style-name="T62">0</text:span><text:span text:style-name="T53">;</text:span></text:p>
      <text:p text:style-name="P31"><text:span text:style-name="T47"><text:tab/></text:span><text:span text:style-name="T53">}</text:span></text:p>
      <text:p text:style-name="P29"><text:tab/></text:p>
      <text:p text:style-name="P31"><text:span text:style-name="T47"><text:tab/></text:span><text:span text:style-name="T38">int</text:span><text:span text:style-name="T47"> add</text:span><text:span text:style-name="T53">(</text:span><text:span text:style-name="T38">long</text:span><text:span text:style-name="T47"> x</text:span><text:span text:style-name="T53">,</text:span><text:span text:style-name="T47"> </text:span><text:span text:style-name="T38">int</text:span><text:span text:style-name="T47"> y</text:span><text:span text:style-name="T53">){</text:span></text:p>
      <text:p text:style-name="P31"><text:span text:style-name="T47"><text:tab/><text:tab/>System</text:span><text:span text:style-name="T53">.</text:span><text:span text:style-name="T47">out</text:span><text:span text:style-name="T53">.</text:span><text:span text:style-name="T47">println</text:span><text:span text:style-name="T53">(</text:span><text:span text:style-name="T47"> x </text:span><text:span text:style-name="T53">+</text:span><text:span text:style-name="T47"> y</text:span><text:span text:style-name="T53">);</text:span></text:p>
      <text:p text:style-name="P31"><text:span text:style-name="T47"><text:tab/><text:tab/></text:span><text:span text:style-name="T57">return</text:span><text:span text:style-name="T47"> </text:span><text:span text:style-name="T62">0</text:span><text:span text:style-name="T53">;</text:span></text:p>
      <text:p text:style-name="P31"><text:span text:style-name="T47"><text:tab/></text:span><text:span text:style-name="T53">}</text:span></text:p>
      <text:p text:style-name="P74">}</text:p>
      <text:p text:style-name="P3"/>
      <text:p text:style-name="P27">Program: <text:span text:style-name="T22">via parameter</text:span></text:p>
      <text:p text:style-name="P3"/>
      <text:p text:style-name="P24"><text:span text:style-name="T41">class</text:span><text:span text:style-name="T46"> MOThroughArgument</text:span><text:span text:style-name="T53">{</text:span></text:p>
      <text:p text:style-name="P31"><text:span text:style-name="T47"><text:tab/></text:span><text:span text:style-name="T38">public</text:span><text:span text:style-name="T47"> </text:span><text:span text:style-name="T38">static</text:span><text:span text:style-name="T47"> </text:span><text:span text:style-name="T38">void</text:span><text:span text:style-name="T47"> main</text:span><text:span text:style-name="T53">(</text:span><text:span text:style-name="T47">String</text:span><text:span text:style-name="T53">...</text:span><text:span text:style-name="T47">a</text:span><text:span text:style-name="T53">){</text:span></text:p>
      <text:p text:style-name="P31"><text:span text:style-name="T47"><text:tab/><text:tab/></text:span><text:span text:style-name="T67">/*Way 1*/</text:span></text:p>
      <text:p text:style-name="P31"><text:span text:style-name="T47"><text:tab/> <text:s/></text:span><text:span text:style-name="T57">new</text:span><text:span text:style-name="T47"> MOThroughArgument</text:span><text:span text:style-name="T53">().</text:span><text:span text:style-name="T47">display</text:span><text:span text:style-name="T53">(</text:span><text:span text:style-name="T60">"String 1 : "</text:span><text:span text:style-name="T53">,</text:span><text:span text:style-name="T47"> </text:span><text:span text:style-name="T60">"String 2 : "</text:span><text:span text:style-name="T53">,</text:span><text:span text:style-name="T47"> </text:span><text:span text:style-name="T60">"String 3"</text:span><text:span text:style-name="T53">);</text:span></text:p>
      <text:p text:style-name="P31"><text:span text:style-name="T47"><text:tab/> <text:s/></text:span><text:span text:style-name="T57">new</text:span><text:span text:style-name="T47"> MOThroughArgument</text:span><text:span text:style-name="T53">().</text:span><text:span text:style-name="T47">display</text:span><text:span text:style-name="T53">(</text:span><text:span text:style-name="T62">5</text:span><text:span text:style-name="T53">,</text:span><text:span text:style-name="T47"> </text:span><text:span text:style-name="T62">11</text:span><text:span text:style-name="T53">,</text:span><text:span text:style-name="T47"> </text:span><text:span text:style-name="T62">16</text:span><text:span text:style-name="T53">);</text:span></text:p>
      <text:p text:style-name="P29"><text:tab/><text:tab/></text:p>
      <text:p text:style-name="P31"><text:span text:style-name="T47"><text:tab/> <text:s/></text:span><text:span text:style-name="T67">/*Way 2*/</text:span></text:p>
      <text:p text:style-name="P31"><text:span text:style-name="T47"><text:tab/> <text:s/></text:span><text:span text:style-name="T38">int</text:span><text:span text:style-name="T47"> sum1 </text:span><text:span text:style-name="T53">=</text:span><text:span text:style-name="T47"> </text:span><text:span text:style-name="T57">new</text:span><text:span text:style-name="T47"> MOThroughArgument</text:span><text:span text:style-name="T53">().</text:span><text:span text:style-name="T47">add</text:span><text:span text:style-name="T53">(</text:span><text:span text:style-name="T62">12</text:span><text:span text:style-name="T53">,</text:span><text:span text:style-name="T47"> </text:span><text:span text:style-name="T62">13</text:span><text:span text:style-name="T53">);</text:span></text:p>
      <text:p text:style-name="P31"><text:span text:style-name="T47"><text:tab/> <text:s/></text:span><text:span text:style-name="T38">int</text:span><text:span text:style-name="T47"> sum2 </text:span><text:span text:style-name="T53">=</text:span><text:span text:style-name="T47"> </text:span><text:span text:style-name="T57">new</text:span><text:span text:style-name="T47"> MOThroughArgument</text:span><text:span text:style-name="T53">().</text:span><text:span text:style-name="T47">add</text:span><text:span text:style-name="T53">(</text:span><text:span text:style-name="T62">10</text:span><text:span text:style-name="T53">,</text:span><text:span text:style-name="T47"> </text:span><text:span text:style-name="T62">12</text:span><text:span text:style-name="T53">,</text:span><text:span text:style-name="T47"> </text:span><text:span text:style-name="T62">13</text:span><text:span text:style-name="T53">);</text:span></text:p>
      <text:p text:style-name="P29"><text:tab/><text:tab/></text:p>
      <text:p text:style-name="P29"><text:tab/><text:tab/></text:p>
      <text:p text:style-name="P31"><text:span text:style-name="T47"><text:tab/> <text:s/>System</text:span><text:span text:style-name="T53">.</text:span><text:span text:style-name="T47">out</text:span><text:span text:style-name="T53">.</text:span><text:span text:style-name="T47">println</text:span><text:span text:style-name="T53">(</text:span><text:span text:style-name="T47">sum1</text:span><text:span text:style-name="T53">);</text:span></text:p>
      <text:p text:style-name="P31"><text:span text:style-name="T47"><text:tab/> <text:s/>System</text:span><text:span text:style-name="T53">.</text:span><text:span text:style-name="T47">out</text:span><text:span text:style-name="T53">.</text:span><text:span text:style-name="T47">println</text:span><text:span text:style-name="T53">(</text:span><text:span text:style-name="T47">sum2</text:span><text:span text:style-name="T53">);</text:span></text:p>
      <text:p text:style-name="P31"><text:span text:style-name="T47"><text:s text:c="2"/></text:span><text:span text:style-name="T53">}</text:span></text:p>
      <text:p text:style-name="P29"><text:soft-page-break/><text:tab/></text:p>
      <text:p text:style-name="P29"><text:tab/></text:p>
      <text:p text:style-name="P31"><text:span text:style-name="T47"><text:tab/></text:span><text:span text:style-name="T67">/*<text:tab/>Way 1: Creating function with same number of arguments and with </text:span></text:p>
      <text:p text:style-name="P76"><text:tab/><text:tab/><text:tab/> different data type arguments*/</text:p>
      <text:p text:style-name="P29"/>
      <text:p text:style-name="P31"><text:span text:style-name="T47"><text:tab/></text:span><text:span text:style-name="T67">/*<text:tab/>If you want to keep number of arguments in each function same and still</text:span></text:p>
      <text:p text:style-name="P76"><text:tab/><text:tab/><text:tab/>want to overload then change the data type of their arguments*/</text:p>
      <text:p text:style-name="P76"/>
      <text:p text:style-name="P31"><text:span text:style-name="T47"><text:tab/></text:span><text:span text:style-name="T38">void</text:span><text:span text:style-name="T47"> display</text:span><text:span text:style-name="T53">(</text:span><text:span text:style-name="T47">String s1</text:span><text:span text:style-name="T53">,</text:span><text:span text:style-name="T47"> String s2</text:span><text:span text:style-name="T53">,</text:span><text:span text:style-name="T47"> String s3</text:span><text:span text:style-name="T53">){</text:span></text:p>
      <text:p text:style-name="P31"><text:span text:style-name="T47"><text:tab/><text:tab/>System</text:span><text:span text:style-name="T53">.</text:span><text:span text:style-name="T47">out</text:span><text:span text:style-name="T53">.</text:span><text:span text:style-name="T47">println</text:span><text:span text:style-name="T53">(</text:span><text:span text:style-name="T47">s1 </text:span><text:span text:style-name="T53">+</text:span><text:span text:style-name="T47"> s2 </text:span><text:span text:style-name="T53">+</text:span><text:span text:style-name="T47"> s3</text:span><text:span text:style-name="T53">);</text:span></text:p>
      <text:p text:style-name="P31"><text:span text:style-name="T47"><text:tab/></text:span><text:span text:style-name="T53">}</text:span></text:p>
      <text:p text:style-name="P29"><text:tab/></text:p>
      <text:p text:style-name="P31"><text:span text:style-name="T47"><text:tab/></text:span><text:span text:style-name="T38">int</text:span><text:span text:style-name="T47"> display</text:span><text:span text:style-name="T53">(</text:span><text:span text:style-name="T38">int</text:span><text:span text:style-name="T47"> n1</text:span><text:span text:style-name="T53">,</text:span><text:span text:style-name="T47"> </text:span><text:span text:style-name="T38">int</text:span><text:span text:style-name="T47"> n2</text:span><text:span text:style-name="T53">,</text:span><text:span text:style-name="T47"> </text:span><text:span text:style-name="T38">int</text:span><text:span text:style-name="T47"> n3</text:span><text:span text:style-name="T53">){</text:span></text:p>
      <text:p text:style-name="P31"><text:span text:style-name="T47"><text:tab/><text:tab/>System</text:span><text:span text:style-name="T53">.</text:span><text:span text:style-name="T47">out</text:span><text:span text:style-name="T53">.</text:span><text:span text:style-name="T47">println</text:span><text:span text:style-name="T53">(</text:span><text:span text:style-name="T47">n1 </text:span><text:span text:style-name="T53">+</text:span><text:span text:style-name="T47"> n2 </text:span><text:span text:style-name="T53">+</text:span><text:span text:style-name="T47"> n3</text:span><text:span text:style-name="T53">);</text:span></text:p>
      <text:p text:style-name="P31"><text:span text:style-name="T47"><text:tab/><text:tab/></text:span><text:span text:style-name="T57">return</text:span><text:span text:style-name="T47"> </text:span><text:span text:style-name="T62">0</text:span><text:span text:style-name="T53">;</text:span></text:p>
      <text:p text:style-name="P31"><text:span text:style-name="T47"><text:tab/></text:span><text:span text:style-name="T53">}</text:span></text:p>
      <text:p text:style-name="P29"><text:tab/></text:p>
      <text:p text:style-name="P31"><text:span text:style-name="T47"><text:tab/></text:span><text:span text:style-name="T67">/*<text:tab/>Way 2: creatting function with different number of arguments with same <text:tab/><text:tab/><text:tab/>data type*/</text:span></text:p>
      <text:p text:style-name="P31"><text:span text:style-name="T47"><text:tab/></text:span><text:span text:style-name="T67">/*<text:tab/>Change the number of arguments in each function*/</text:span></text:p>
      <text:p text:style-name="P29"><text:tab/></text:p>
      <text:p text:style-name="P31"><text:span text:style-name="T47"><text:tab/></text:span><text:span text:style-name="T38">int</text:span><text:span text:style-name="T47"> add</text:span><text:span text:style-name="T53">(</text:span><text:span text:style-name="T38">int</text:span><text:span text:style-name="T47"> x</text:span><text:span text:style-name="T53">,</text:span><text:span text:style-name="T47"> </text:span><text:span text:style-name="T38">int</text:span><text:span text:style-name="T47"> y</text:span><text:span text:style-name="T53">){</text:span></text:p>
      <text:p text:style-name="P31"><text:span text:style-name="T47"><text:tab/><text:tab/></text:span><text:span text:style-name="T57">return</text:span><text:span text:style-name="T47"> x </text:span><text:span text:style-name="T53">+</text:span><text:span text:style-name="T47"> y</text:span><text:span text:style-name="T53">;</text:span></text:p>
      <text:p text:style-name="P31"><text:span text:style-name="T47"><text:tab/></text:span><text:span text:style-name="T53">}</text:span></text:p>
      <text:p text:style-name="P29"><text:tab/></text:p>
      <text:p text:style-name="P31"><text:span text:style-name="T47"><text:tab/></text:span><text:span text:style-name="T38">int</text:span><text:span text:style-name="T47"> add</text:span><text:span text:style-name="T53">(</text:span><text:span text:style-name="T38">int</text:span><text:span text:style-name="T47"> x</text:span><text:span text:style-name="T53">,</text:span><text:span text:style-name="T47"> </text:span><text:span text:style-name="T38">int</text:span><text:span text:style-name="T47"> y</text:span><text:span text:style-name="T53">,</text:span><text:span text:style-name="T47"> </text:span><text:span text:style-name="T38">int</text:span><text:span text:style-name="T47"> z</text:span><text:span text:style-name="T53">){</text:span></text:p>
      <text:p text:style-name="P31"><text:span text:style-name="T47"><text:tab/><text:tab/></text:span><text:span text:style-name="T57">return</text:span><text:span text:style-name="T47"> x </text:span><text:span text:style-name="T53">+</text:span><text:span text:style-name="T47"> y </text:span><text:span text:style-name="T53">+</text:span><text:span text:style-name="T47"> z</text:span><text:span text:style-name="T53">;</text:span></text:p>
      <text:p text:style-name="P31"><text:span text:style-name="T47"><text:tab/></text:span><text:span text:style-name="T53">}</text:span></text:p>
      <text:p text:style-name="P74">}</text:p>
      <text:p text:style-name="P3"/>
      <text:p text:style-name="P28">Program: <text:span text:style-name="T22">via return type</text:span></text:p>
      <text:p text:style-name="P54"/>
      <text:p text:style-name="P66">return type of function do not play any role in case of function overloading</text:p>
      <text:p text:style-name="P67"/>
      <text:p text:style-name="P67">Below program will show error because their arguments are same and retun type does not affect. Access specifier/modifier don't play any role in case of function overloading. </text:p>
      <text:p text:style-name="P30"/>
      <text:p text:style-name="P31"><text:span text:style-name="T41">class</text:span><text:span text:style-name="T46"> MOThroughReturn</text:span><text:span text:style-name="T53">{</text:span></text:p>
      <text:p text:style-name="P31"><text:span text:style-name="T47"><text:tab/></text:span><text:span text:style-name="T38">public</text:span><text:span text:style-name="T47"> </text:span><text:span text:style-name="T38">static</text:span><text:span text:style-name="T47"> </text:span><text:span text:style-name="T38">void</text:span><text:span text:style-name="T47"> main</text:span><text:span text:style-name="T53">(</text:span><text:span text:style-name="T47">String</text:span><text:span text:style-name="T53">...</text:span><text:span text:style-name="T47"> a</text:span><text:span text:style-name="T53">){</text:span></text:p>
      <text:p text:style-name="P29"><text:tab/><text:tab/></text:p>
      <text:p text:style-name="P31"><text:span text:style-name="T47"><text:tab/><text:tab/></text:span><text:span text:style-name="T57">new</text:span><text:span text:style-name="T47"> MOThroughReturn</text:span><text:span text:style-name="T53">().</text:span><text:span text:style-name="T47">add</text:span><text:span text:style-name="T53">(</text:span><text:span text:style-name="T60">"Ahmad "</text:span><text:span text:style-name="T53">,</text:span><text:span text:style-name="T47"> </text:span><text:span text:style-name="T60">"Sayeed"</text:span><text:span text:style-name="T53">);</text:span></text:p>
      <text:p text:style-name="P31"><text:span text:style-name="T47"><text:tab/><text:tab/></text:span><text:span text:style-name="T57">new</text:span><text:span text:style-name="T47"> MOThroughReturn</text:span><text:span text:style-name="T53">().</text:span><text:span text:style-name="T47">add</text:span><text:span text:style-name="T53">(</text:span><text:span text:style-name="T60">"Ahmad "</text:span><text:span text:style-name="T53">,</text:span><text:span text:style-name="T47"> </text:span><text:span text:style-name="T60">"Sayeed"</text:span><text:span text:style-name="T53">);</text:span></text:p>
      <text:p text:style-name="P31"><text:span text:style-name="T47"><text:tab/></text:span><text:span text:style-name="T53">}</text:span></text:p>
      <text:p text:style-name="P29"><text:tab/></text:p>
      <text:p text:style-name="P31"><text:span text:style-name="T47"><text:tab/></text:span><text:span text:style-name="T38">public</text:span><text:span text:style-name="T47"> </text:span><text:span text:style-name="T38">float</text:span><text:span text:style-name="T47"> add</text:span><text:span text:style-name="T53">(</text:span><text:span text:style-name="T47">String s1</text:span><text:span text:style-name="T53">,</text:span><text:span text:style-name="T47"> String s2</text:span><text:span text:style-name="T53">){</text:span></text:p>
      <text:p text:style-name="P31"><text:span text:style-name="T47"><text:tab/><text:tab/>System</text:span><text:span text:style-name="T53">.</text:span><text:span text:style-name="T47">out</text:span><text:span text:style-name="T53">.</text:span><text:span text:style-name="T47">println</text:span><text:span text:style-name="T53">(</text:span><text:span text:style-name="T47">s1</text:span><text:span text:style-name="T53">);</text:span></text:p>
      <text:p text:style-name="P31"><text:span text:style-name="T47"><text:tab/></text:span><text:span text:style-name="T53">}</text:span></text:p>
      <text:p text:style-name="P29"><text:tab/></text:p>
      <text:p text:style-name="P31"><text:span text:style-name="T47"><text:tab/></text:span><text:span text:style-name="T38">public</text:span><text:span text:style-name="T47"> </text:span><text:span text:style-name="T38">int</text:span><text:span text:style-name="T47"> add</text:span><text:span text:style-name="T53">(</text:span><text:span text:style-name="T47">String s1</text:span><text:span text:style-name="T53">,</text:span><text:span text:style-name="T47"> String s2</text:span><text:span text:style-name="T53">){</text:span></text:p>
      <text:p text:style-name="P31"><text:span text:style-name="T47"><text:tab/><text:tab/>System</text:span><text:span text:style-name="T53">.</text:span><text:span text:style-name="T47">out</text:span><text:span text:style-name="T53">.</text:span><text:span text:style-name="T47">println</text:span><text:span text:style-name="T53">(</text:span><text:span text:style-name="T47">s1</text:span><text:span text:style-name="T53">);</text:span></text:p>
      <text:p text:style-name="P31"><text:span text:style-name="T47"><text:tab/></text:span><text:span text:style-name="T53">}</text:span></text:p>
      <text:p text:style-name="P29"/>
      <text:p text:style-name="P73">}</text:p>
      <text:p text:style-name="P3"/>
      <text:p text:style-name="P6"><text:soft-page-break/>Method Overriding <text:span text:style-name="T3">Member Function Inheritance: Method Overriding:</text:span></text:p>
      <text:p text:style-name="P18"/>
      <text:p text:style-name="P18"><text:span text:style-name="T17">#. </text:span>In OOPS, Whenever a Parent class and a Child class both are having complete same function then this concept is known as Method Overriding. </text:p>
      <text:p text:style-name="P18"/>
      <text:p text:style-name="P19"><text:span text:style-name="T17">#. </text:span>Function Overriding concept is made to acheive dynamic binding only. <text:s/>In run-time, compiler decides which parent's or child's function needs to run is called dynamic binding.</text:p>
      <text:p text:style-name="P18"/>
      <text:p text:style-name="P19"><text:span text:style-name="T17">#. </text:span>From JDK 1.5 we can do Overriding between parent function and child function after changing the return type but we need to follow 3 rules strictly.</text:p>
      <text:p text:style-name="P18"/>
      <text:list xml:id="list4113211548" text:style-name="L4">
        <text:list-item>
          <text:p text:style-name="P41"><text:span text:style-name="T18">R</text:span><text:span text:style-name="T4">1.</text:span> Parent class function and a Child class function both must be having a return type as Referenced that means both functions must return the object of some class.</text:p>
          <text:p text:style-name="P41"/>
        </text:list-item>
        <text:list-item>
          <text:p text:style-name="P41"><text:span text:style-name="T18">R</text:span><text:span text:style-name="T4">2.</text:span> The class whose objects are returned by the parent class function and by the child function must be having a parent to child to relationship.</text:p>
          <text:p text:style-name="P41"/>
        </text:list-item>
        <text:list-item>
          <text:p text:style-name="P41"><text:span text:style-name="T18">R</text:span><text:span text:style-name="T4">3.</text:span> Parent class function must return <text:s/>other parent class object and child class function must return other child class object.</text:p>
        </text:list-item>
        <text:list-item>
          <text:p text:style-name="P41"/>
        </text:list-item>
      </text:list>
      <text:p text:style-name="P46"/>
      <text:p text:style-name="P18"><text:span text:style-name="T19">Rule:</text:span> The role of "access Modifiers" in case of method overriding:</text:p>
      <text:p text:style-name="P18"/>
      <text:list xml:id="list1861379689" text:style-name="L5">
        <text:list-item>
          <text:p text:style-name="P42">Same to same access modifiers are allowed. </text:p>
          <text:p text:style-name="P42"><text:s text:c="2"/></text:p>
        </text:list-item>
        <text:list-item>
          <text:p text:style-name="P42">Parent's weaker access modifiers <text:s/>To Child's strong access modifiers are allowed. </text:p>
          <text:p text:style-name="P42"/>
        </text:list-item>
        <text:list-item>
          <text:p text:style-name="P42">Parent's Strong access modifiers To Child's Weakest access modifiers are not allowed. </text:p>
        </text:list-item>
      </text:list>
      <text:p text:style-name="P18"/>
      <text:p text:style-name="P18"><text:span text:style-name="T19">Rule:</text:span> Whenever a Parent class and Child class both are having complete same static function then this process is known as function Hidding. </text:p>
      <text:p text:style-name="P18"/>
      <text:p text:style-name="P18"><text:span text:style-name="T19">#.</text:span> UpCasting: To acheive dynamic binding, it requires to do UpCasting.</text:p>
      <text:p text:style-name="P18"/>
      <text:p text:style-name="P20"><text:span text:style-name="T19">Rule: </text:span>The Reference ID of the Child class object can be put into the Referenced variable of Parent class but vise versa is not true and this concept is known as UpCasting. <text:s text:c="2"/></text:p>
      <text:p text:style-name="P18"/>
      <text:p text:style-name="P21"><text:span text:style-name="T19">Rule: </text:span>If we have done UpCasting then we can not access the personal method/Child class method by the reference variable of Parent class. </text:p>
      <text:p text:style-name="P18"/>
      <text:p text:style-name="P21"><text:span text:style-name="T19">Rule: </text:span>If a Child class has overridden the Parent class method then by the Child class object always a overridden method is called. Hardly matters whether the Referenced ID of the Child class object kept into the reference variable of Child class or into the reference variable of Parent class. </text:p>
      <text:p text:style-name="P18"/>
      <text:p text:style-name="P18"><text:span text:style-name="T20">#.</text:span><text:span text:style-name="T4"> DownCasting:</text:span> The process of getting back the Reference ID of a Child class object from the Reference variable of a Parent class into the Reference variable of a Child class is known as Down Casting. Before doing the DownCasting, UpCasting must be done. </text:p>
      <text:p text:style-name="P18"><text:soft-page-break/></text:p>
      <text:p text:style-name="P22"><text:span text:style-name="T19">Rule: </text:span>If a Parent class has made any function "<text:span text:style-name="T4">final</text:span>" then it can not be overridden by the Child class. It means to stop function overriding we make a function final. </text:p>
      <text:p text:style-name="P18"/>
      <text:p text:style-name="P18"><text:span text:style-name="T21">#. </text:span>After Method Overriding, "super" is the only way to access the Parent's function. </text:p>
      <text:p text:style-name="P18"/>
      <text:p text:style-name="P7"><text:span text:style-name="T4">Program</text:span>: Method Overriding</text:p>
      <text:p text:style-name="P7"/>
      <text:p text:style-name="P25"><text:span text:style-name="T41">class</text:span><text:span text:style-name="T46"> Parent</text:span><text:span text:style-name="T53">{</text:span></text:p>
      <text:p text:style-name="P29"><text:tab/></text:p>
      <text:p text:style-name="P31"><text:span text:style-name="T47"><text:tab/></text:span><text:span text:style-name="T67">//Same to same to overriding: Allowed</text:span></text:p>
      <text:p text:style-name="P31"><text:span text:style-name="T47"><text:tab/></text:span><text:span text:style-name="T38">protected</text:span><text:span text:style-name="T47"> </text:span><text:span text:style-name="T38">void</text:span><text:span text:style-name="T47"> sameToSame</text:span><text:span text:style-name="T53">(){</text:span></text:p>
      <text:p text:style-name="P31"><text:span text:style-name="T47"><text:tab/><text:tab/>System</text:span><text:span text:style-name="T53">.</text:span><text:span text:style-name="T47">out</text:span><text:span text:style-name="T53">.</text:span><text:span text:style-name="T47">println</text:span><text:span text:style-name="T53">(</text:span><text:span text:style-name="T60">"I am SameToSame From Parent"</text:span><text:span text:style-name="T53">);</text:span></text:p>
      <text:p text:style-name="P31"><text:span text:style-name="T47"><text:tab/></text:span><text:span text:style-name="T53">}</text:span></text:p>
      <text:p text:style-name="P29"/>
      <text:p text:style-name="P31"><text:span text:style-name="T47"><text:tab/></text:span><text:span text:style-name="T67">//Weakest To Strong: Allowed</text:span></text:p>
      <text:p text:style-name="P31"><text:span text:style-name="T47"><text:tab/></text:span><text:span text:style-name="T38">protected</text:span><text:span text:style-name="T47"> </text:span><text:span text:style-name="T38">void</text:span><text:span text:style-name="T47"> weakToStrong</text:span><text:span text:style-name="T53">(){</text:span></text:p>
      <text:p text:style-name="P31"><text:span text:style-name="T47"><text:tab/><text:tab/>System</text:span><text:span text:style-name="T53">.</text:span><text:span text:style-name="T47">out</text:span><text:span text:style-name="T53">.</text:span><text:span text:style-name="T47">println</text:span><text:span text:style-name="T53">(</text:span><text:span text:style-name="T60">"I am weakToStrong From Parent"</text:span><text:span text:style-name="T53">);</text:span></text:p>
      <text:p text:style-name="P31"><text:span text:style-name="T47"><text:tab/></text:span><text:span text:style-name="T53">}</text:span></text:p>
      <text:p text:style-name="P29"/>
      <text:p text:style-name="P31"><text:span text:style-name="T47"><text:tab/></text:span><text:span text:style-name="T67">//Strong to Weak: Not Allowed</text:span></text:p>
      <text:p text:style-name="P31"><text:span text:style-name="T47"><text:tab/></text:span><text:span text:style-name="T38">protected</text:span><text:span text:style-name="T47"> </text:span><text:span text:style-name="T38">void</text:span><text:span text:style-name="T47"> strongToWeak</text:span><text:span text:style-name="T53">(){</text:span></text:p>
      <text:p text:style-name="P31"><text:span text:style-name="T47"><text:tab/><text:tab/>System</text:span><text:span text:style-name="T53">.</text:span><text:span text:style-name="T47">out</text:span><text:span text:style-name="T53">.</text:span><text:span text:style-name="T47">println</text:span><text:span text:style-name="T53">(</text:span><text:span text:style-name="T60">"I am strongToWeak From Parent"</text:span><text:span text:style-name="T53">);</text:span></text:p>
      <text:p text:style-name="P31"><text:span text:style-name="T47"><text:tab/></text:span><text:span text:style-name="T53">}</text:span></text:p>
      <text:p text:style-name="P29"/>
      <text:p text:style-name="P31"><text:span text:style-name="T47"><text:tab/></text:span><text:span text:style-name="T67">//Static To Static: Allowed: But it is not Overriding, It is Function Hidding</text:span></text:p>
      <text:p text:style-name="P31"><text:span text:style-name="T47"><text:tab/></text:span><text:span text:style-name="T38">static</text:span><text:span text:style-name="T47"> </text:span><text:span text:style-name="T38">void</text:span><text:span text:style-name="T47"> staticToStatic</text:span><text:span text:style-name="T53">(){</text:span></text:p>
      <text:p text:style-name="P31"><text:span text:style-name="T47"><text:tab/><text:tab/>System</text:span><text:span text:style-name="T53">.</text:span><text:span text:style-name="T47">out</text:span><text:span text:style-name="T53">.</text:span><text:span text:style-name="T47">println</text:span><text:span text:style-name="T53">(</text:span><text:span text:style-name="T60">"I am staticToStatic (Function Hidding) From Parent"</text:span><text:span text:style-name="T53">);</text:span></text:p>
      <text:p text:style-name="P31"><text:span text:style-name="T47"><text:tab/></text:span><text:span text:style-name="T53">}</text:span></text:p>
      <text:p text:style-name="P29"/>
      <text:p text:style-name="P31"><text:span text:style-name="T47"><text:tab/></text:span><text:span text:style-name="T67">//Static To Non Static: Not Allowed</text:span></text:p>
      <text:p text:style-name="P31"><text:span text:style-name="T47"><text:tab/></text:span><text:span text:style-name="T67">//Non-Static To Static: Now Allowed</text:span></text:p>
      <text:p text:style-name="P29"/>
      <text:p text:style-name="P31"><text:span text:style-name="T47"><text:tab/></text:span><text:span text:style-name="T67">//Final: We can't override this parent function</text:span></text:p>
      <text:p text:style-name="P31"><text:span text:style-name="T47"><text:tab/></text:span><text:span text:style-name="T38">final</text:span><text:span text:style-name="T47"> </text:span><text:span text:style-name="T38">public</text:span><text:span text:style-name="T47"> </text:span><text:span text:style-name="T38">void</text:span><text:span text:style-name="T47"> finalToAny</text:span><text:span text:style-name="T53">(){</text:span></text:p>
      <text:p text:style-name="P31"><text:span text:style-name="T47"><text:tab/><text:tab/>System</text:span><text:span text:style-name="T53">.</text:span><text:span text:style-name="T47">out</text:span><text:span text:style-name="T53">.</text:span><text:span text:style-name="T47">println</text:span><text:span text:style-name="T53">(</text:span><text:span text:style-name="T60">"I am finalToAny From Parent"</text:span><text:span text:style-name="T53">);</text:span></text:p>
      <text:p text:style-name="P31"><text:span text:style-name="T47"><text:tab/></text:span><text:span text:style-name="T53">}</text:span></text:p>
      <text:p text:style-name="P29"><text:tab/></text:p>
      <text:p text:style-name="P71">}</text:p>
      <text:p text:style-name="P29"/>
      <text:p text:style-name="P31"><text:span text:style-name="T38">class</text:span><text:span text:style-name="T47"> Child </text:span><text:span text:style-name="T57">extends</text:span><text:span text:style-name="T47"> Parent</text:span><text:span text:style-name="T53">{</text:span></text:p>
      <text:p text:style-name="P29"><text:tab/></text:p>
      <text:p text:style-name="P31"><text:span text:style-name="T47"><text:tab/></text:span><text:span text:style-name="T38">protected</text:span><text:span text:style-name="T47"> </text:span><text:span text:style-name="T38">void</text:span><text:span text:style-name="T47"> sameToSame</text:span><text:span text:style-name="T53">(){</text:span></text:p>
      <text:p text:style-name="P31"><text:span text:style-name="T47"><text:tab/><text:tab/>System</text:span><text:span text:style-name="T53">.</text:span><text:span text:style-name="T47">out</text:span><text:span text:style-name="T53">.</text:span><text:span text:style-name="T47">println</text:span><text:span text:style-name="T53">(</text:span><text:span text:style-name="T60">"I am SameToSame From Child"</text:span><text:span text:style-name="T53">);</text:span></text:p>
      <text:p text:style-name="P31"><text:span text:style-name="T47"><text:tab/></text:span><text:span text:style-name="T53">}</text:span></text:p>
      <text:p text:style-name="P29"/>
      <text:p text:style-name="P31"><text:span text:style-name="T47"><text:tab/></text:span><text:span text:style-name="T38">public</text:span><text:span text:style-name="T47"> </text:span><text:span text:style-name="T38">void</text:span><text:span text:style-name="T47"> weakToStrong</text:span><text:span text:style-name="T53">(){</text:span></text:p>
      <text:p text:style-name="P31"><text:span text:style-name="T47"><text:tab/><text:tab/>System</text:span><text:span text:style-name="T53">.</text:span><text:span text:style-name="T47">out</text:span><text:span text:style-name="T53">.</text:span><text:span text:style-name="T47">println</text:span><text:span text:style-name="T53">(</text:span><text:span text:style-name="T60">"I am weakToStrong From Child"</text:span><text:span text:style-name="T53">);</text:span></text:p>
      <text:p text:style-name="P31"><text:span text:style-name="T47"><text:tab/></text:span><text:span text:style-name="T53">}</text:span></text:p>
      <text:p text:style-name="P29"/>
      <text:p text:style-name="P31"><text:span text:style-name="T47"><text:tab/></text:span><text:span text:style-name="T67">// It will create compile time error becasue we can't overriding from <text:tab/><text:tab/>strongToWeak </text:span></text:p>
      <text:p text:style-name="P64"><text:tab/></text:p>
      <text:p text:style-name="P35"><text:span text:style-name="T47"><text:tab/></text:span><text:span text:style-name="T67">//So i am commenting</text:span></text:p>
      <text:p text:style-name="P31"><text:span text:style-name="T47"><text:tab/></text:span><text:span text:style-name="T67">/*private void strongToWeak(){</text:span></text:p>
      <text:p text:style-name="P76"><text:tab/><text:tab/>System.out.println("I am strongToWeak from Child");</text:p>
      <text:p text:style-name="P76"><text:soft-page-break/><text:tab/>}*/</text:p>
      <text:p text:style-name="P29"/>
      <text:p text:style-name="P31"><text:span text:style-name="T47"><text:tab/></text:span><text:span text:style-name="T38">static</text:span><text:span text:style-name="T47"> </text:span><text:span text:style-name="T38">void</text:span><text:span text:style-name="T47"> staticToStatic</text:span><text:span text:style-name="T53">(){</text:span></text:p>
      <text:p text:style-name="P31"><text:span text:style-name="T47"><text:tab/><text:tab/>System</text:span><text:span text:style-name="T53">.</text:span><text:span text:style-name="T47">out</text:span><text:span text:style-name="T53">.</text:span><text:span text:style-name="T47">println</text:span><text:span text:style-name="T53">(</text:span><text:span text:style-name="T60">"I am staticToStatic (Function Hiding) From Child"</text:span><text:span text:style-name="T53">);</text:span></text:p>
      <text:p text:style-name="P31"><text:span text:style-name="T47"><text:tab/></text:span><text:span text:style-name="T53">}</text:span></text:p>
      <text:p text:style-name="P29"/>
      <text:p text:style-name="P31"><text:span text:style-name="T47"><text:tab/></text:span><text:span text:style-name="T67">/* //Will create error becasue with final we can't method overriding</text:span></text:p>
      <text:p text:style-name="P76"><text:tab/>public void finalToAny(){</text:p>
      <text:p text:style-name="P76"><text:tab/><text:tab/>System.out.println(" I am finalToAny From Child");</text:p>
      <text:p text:style-name="P76"><text:tab/>}<text:tab/></text:p>
      <text:p text:style-name="P76"><text:tab/>*/</text:p>
      <text:p text:style-name="P29"><text:tab/></text:p>
      <text:p text:style-name="P31"><text:span text:style-name="T47"><text:tab/></text:span><text:span text:style-name="T38">public</text:span><text:span text:style-name="T47"> </text:span><text:span text:style-name="T38">static</text:span><text:span text:style-name="T47"> </text:span><text:span text:style-name="T38">void</text:span><text:span text:style-name="T47"> main</text:span><text:span text:style-name="T53">(</text:span><text:span text:style-name="T47">String</text:span><text:span text:style-name="T53">...</text:span><text:span text:style-name="T47">a</text:span><text:span text:style-name="T53">){</text:span></text:p>
      <text:p text:style-name="P29"/>
      <text:p text:style-name="P31"><text:span text:style-name="T47"><text:tab/><text:tab/>Child c </text:span><text:span text:style-name="T53">=</text:span><text:span text:style-name="T47"> </text:span><text:span text:style-name="T57">new</text:span><text:span text:style-name="T47"> Child</text:span><text:span text:style-name="T53">();</text:span></text:p>
      <text:p text:style-name="P29"><text:tab/></text:p>
      <text:p text:style-name="P31"><text:span text:style-name="T47"><text:tab/><text:tab/></text:span><text:span text:style-name="T67">// Same to Same MethodOverriding</text:span></text:p>
      <text:p text:style-name="P31"><text:span text:style-name="T47"><text:tab/><text:tab/>c</text:span><text:span text:style-name="T53">.</text:span><text:span text:style-name="T47">sameToSame</text:span><text:span text:style-name="T53">();</text:span></text:p>
      <text:p text:style-name="P31"><text:span text:style-name="T47"><text:tab/><text:tab/></text:span><text:span text:style-name="T67">// Let's proof that overriding is having</text:span></text:p>
      <text:p text:style-name="P31"><text:span text:style-name="T47"><text:tab/><text:tab/></text:span><text:span text:style-name="T53">((</text:span><text:span text:style-name="T47">Parent</text:span><text:span text:style-name="T53">)</text:span><text:span text:style-name="T47">c</text:span><text:span text:style-name="T53">).</text:span><text:span text:style-name="T47">sameToSame</text:span><text:span text:style-name="T53">();</text:span></text:p>
      <text:p text:style-name="P29"/>
      <text:p text:style-name="P31"><text:span text:style-name="T47"><text:tab/><text:tab/></text:span><text:span text:style-name="T67">// Weak To Strong MethodOverriding</text:span></text:p>
      <text:p text:style-name="P31"><text:span text:style-name="T47"><text:tab/><text:tab/>c</text:span><text:span text:style-name="T53">.</text:span><text:span text:style-name="T47">weakToStrong</text:span><text:span text:style-name="T53">();</text:span></text:p>
      <text:p text:style-name="P31"><text:span text:style-name="T47"><text:tab/><text:tab/></text:span><text:span text:style-name="T67">// Let's Proof that overriding is having</text:span></text:p>
      <text:p text:style-name="P31"><text:span text:style-name="T47"><text:tab/><text:tab/></text:span><text:span text:style-name="T53">((</text:span><text:span text:style-name="T47">Parent</text:span><text:span text:style-name="T53">)</text:span><text:span text:style-name="T47">c</text:span><text:span text:style-name="T53">).</text:span><text:span text:style-name="T47">weakToStrong</text:span><text:span text:style-name="T53">();</text:span></text:p>
      <text:p text:style-name="P29"/>
      <text:p text:style-name="P31"><text:span text:style-name="T47"><text:tab/><text:tab/></text:span><text:span text:style-name="T67">// StrongToWeak : Not allowed</text:span></text:p>
      <text:p text:style-name="P31"><text:span text:style-name="T47"><text:tab/><text:tab/></text:span><text:span text:style-name="T67">/*</text:span></text:p>
      <text:p text:style-name="P76"><text:tab/><text:tab/><text:tab/>c.strongToWeak();</text:p>
      <text:p text:style-name="P76"><text:tab/><text:tab/>*/</text:p>
      <text:p text:style-name="P29"/>
      <text:p text:style-name="P31"><text:span text:style-name="T47"><text:tab/><text:tab/></text:span><text:span text:style-name="T67">//StaticToStatic: Allowed (Function Hiding)</text:span></text:p>
      <text:p text:style-name="P31"><text:span text:style-name="T47"><text:tab/><text:tab/>c</text:span><text:span text:style-name="T53">.</text:span><text:span text:style-name="T47">staticToStatic</text:span><text:span text:style-name="T53">();</text:span></text:p>
      <text:p text:style-name="P31"><text:span text:style-name="T47"><text:tab/><text:tab/></text:span><text:span text:style-name="T67">//Let's Proof that it is only function hidding not overriding</text:span></text:p>
      <text:p text:style-name="P31"><text:span text:style-name="T47"><text:tab/><text:tab/></text:span><text:span text:style-name="T53">((</text:span><text:span text:style-name="T47">Parent</text:span><text:span text:style-name="T53">)</text:span><text:span text:style-name="T47">c</text:span><text:span text:style-name="T53">).</text:span><text:span text:style-name="T47">staticToStatic</text:span><text:span text:style-name="T53">();</text:span></text:p>
      <text:p text:style-name="P29"/>
      <text:p text:style-name="P31"><text:span text:style-name="T47"><text:tab/><text:tab/></text:span><text:span text:style-name="T67">//final To Any: can't happen overriden with final modifier</text:span></text:p>
      <text:p text:style-name="P31"><text:span text:style-name="T47"><text:tab/><text:tab/></text:span><text:span text:style-name="T67">//c.finalToAny();</text:span></text:p>
      <text:p text:style-name="P29"><text:tab/><text:tab/></text:p>
      <text:p text:style-name="P31"><text:span text:style-name="T47"><text:tab/></text:span><text:span text:style-name="T53">}</text:span></text:p>
      <text:p text:style-name="P75">}</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Inheritance:</text:p>
      <text:p text:style-name="P3"/>
      <text:p text:style-name="P15">Inheritance is a process of achieving a reusability among the objects and it is also use for dynamic binding.</text:p>
      <text:p text:style-name="P15"/>
      <text:p text:style-name="P15"><text:span text:style-name="T4">#.</text:span> In run-time, compiler decides which parent's or child's function needs to run is called dynamic binding.Function Overriding concept is made to acheive dynamic binding only.</text:p>
      <text:p text:style-name="P15"/>
      <text:p text:style-name="P9">Why use inheritance in java?</text:p>
      <text:p text:style-name="P15">The major use of Inheritance <text:s/>is Method overriding (so runtime polymorphism can be achieved) and For Code Reusability.</text:p>
      <text:p text:style-name="P15"/>
      <text:p text:style-name="P15"><text:span text:style-name="T4">#.</text:span> There are different types of inheritance are available in OOPS, Single Inheritance, Multilevel inheritance, Multiple Inheritance, Hierarchical Inheritance, and Hybrid Inheritance.</text:p>
      <text:p text:style-name="P15"/>
      <text:p text:style-name="P15"><text:span text:style-name="T10">#.</text:span><text:span text:style-name="T28"> </text:span>When a class extends multiple classes i.e. known as multiple inheritance. For Example:</text:p>
      <text:p text:style-name="P15">Java does not support Multiple Inheritance cause of diamond inheritance problem. </text:p>
      <text:p text:style-name="P15">To reduce the complexity and simplify the language, multiple inheritance is not supported in java.</text:p>
      <text:p text:style-name="P15"/>
      <text:p text:style-name="P15">Consider a scenario where A, B and C are three classes. The C class inherits A and B classes. If A and B classes have same method and you call it from child class object, there will be ambiguity to call method of A or B class.</text:p>
      <text:p text:style-name="P15"/>
      <text:p text:style-name="P15"><text:span text:style-name="T11">#.</text:span><text:span text:style-name="T29"> </text:span>Inheritance represents the IS-A relationship, also known as parent-child relationship.</text:p>
      <text:p text:style-name="P15"/>
      <text:p text:style-name="P15">To achieve an inheritance, we need to create a relationship between two classes and this is known as "IS A" relationship.</text:p>
      <text:p text:style-name="P15"/>
      <text:p text:style-name="P15"><text:span text:style-name="T11">#.</text:span><text:span text:style-name="T29"> </text:span>Is there any alternate of inheritance? Yes there is an alternate of inheritance called Association (Has A Relationship).</text:p>
      <text:p text:style-name="P15"/>
      <text:p text:style-name="P15">There are only two ways to use the properties and behaviour of a class using association and inheritance.</text:p>
      <text:p text:style-name="P15"/>
      <text:p text:style-name="P15">Types of association's are composition and aggregation. Aggregation represents weak relationship whereas Composition represents strong relationship.</text:p>
      <text:p text:style-name="P15"/>
      <text:p text:style-name="P15"><text:span text:style-name="T4">Q8</text:span>. What do you mean by aggregation?</text:p>
      <text:p text:style-name="P15"/>
      <text:p text:style-name="P15">Aggregation is a specialized form of Association where all object have their own lifecycle but there is ownership and child object can not belongs to another parent object. Let’s take an example of Department and teacher. A single teacher can not belongs to multiple departments, but if we delete the department teacher object will not destroy. </text:p>
      <text:p text:style-name="P15"/>
      <text:p text:style-name="P9"/>
      <text:p text:style-name="P9"/>
      <text:p text:style-name="P9"/>
      <text:p text:style-name="P15"><text:soft-page-break/><text:span text:style-name="T4">Q9.</text:span> What is composition in Java?</text:p>
      <text:p text:style-name="P15"/>
      <text:p text:style-name="P15">Composition is again specialized form of Aggregation and we can call this as a “death” relationship. It is a strong type of Aggregation. Child object dose not have their lifecycle and if parent object deletes all child object will also be deleted. Let’s take again an example of relationship between House and rooms. House can contain multiple rooms there is no independent life of room and any room can not belongs to two different house if we delete the house room will automatically delete.</text:p>
      <text:p text:style-name="P15"/>
      <text:p text:style-name="P16"><text:span text:style-name="T13">Q10.</text:span><text:span text:style-name="T31"> </text:span>Inheritance is having at Complile Time or Run time. Ans: <text:span text:style-name="T4">Run-time</text:span>.</text:p>
      <text:p text:style-name="P16"/>
      <text:p text:style-name="P16"><text:span text:style-name="T13">Q11.</text:span><text:span text:style-name="T31"> </text:span>Whenever we create the object of a child class then parent class object will be create automatically or not.</text:p>
      <text:p text:style-name="P16">And: NO.</text:p>
      <text:p text:style-name="P48"/>
      <text:p text:style-name="P15"><text:span text:style-name="T12">#.</text:span><text:span text:style-name="T30"> </text:span>By default all the data members and Member functions of a parent class are available for child class if they are not private.</text:p>
      <text:p text:style-name="P15"/>
      <text:p text:style-name="P15"><text:span text:style-name="T14">#.</text:span><text:span text:style-name="T32"> </text:span>Whenever we apply Inheritance then all parent and child classes stores inside child's memory heap area in separate block.</text:p>
      <text:p text:style-name="P15"/>
      <text:p text:style-name="P15"><text:span text:style-name="T14">#.</text:span><text:span text:style-name="T32"> </text:span>In Java all private data members of a parent class are inherits in child class but we can't use them directly. But don't argue on this because OOPS clearly says we can't use private data members of a parent class in child class.</text:p>
      <text:p text:style-name="P15"/>
      <text:p text:style-name="P15"><text:span text:style-name="T15">#.</text:span><text:span text:style-name="T33"> </text:span>Interface does not represent objects so we can't say this is inheriting objects properties and behavior.</text:p>
      <text:p text:style-name="P15"/>
      <text:p text:style-name="P15"><text:span text:style-name="T16">#.</text:span><text:span text:style-name="T34"> </text:span>To get data members and member functions of inherited class we can use this syntex.</text:p>
      <text:p text:style-name="P15"><text:tab/><text:tab/><text:tab/>((ClassName)this).dataMember</text:p>
      <text:p text:style-name="P15"/>
      <text:p text:style-name="P15"><text:tab/><text:tab/><text:tab/>((ClassName)this).function</text:p>
      <text:p text:style-name="P15"/>
      <text:p text:style-name="P44">Program: <text:span text:style-name="T73">This is how inheritance works.</text:span></text:p>
      <text:p text:style-name="P44"><text:span text:style-name="T73"/></text:p>
      <text:p text:style-name="P31"><text:span text:style-name="T42">class</text:span><text:span text:style-name="T49"> ClassSub </text:span><text:span text:style-name="T58">extends</text:span><text:span text:style-name="T48"> ClassSuper</text:span><text:span text:style-name="T54">{</text:span></text:p>
      <text:p text:style-name="P31"><text:span text:style-name="T48"><text:tab/>ClassSub</text:span><text:span text:style-name="T54">(){</text:span></text:p>
      <text:p text:style-name="P31"><text:span text:style-name="T48"><text:tab/><text:tab/></text:span><text:span text:style-name="T58">super</text:span><text:span text:style-name="T54">(</text:span><text:span text:style-name="T63">25</text:span><text:span text:style-name="T54">);</text:span></text:p>
      <text:p text:style-name="P31"><text:span text:style-name="T48"><text:tab/><text:tab/>System</text:span><text:span text:style-name="T54">.</text:span><text:span text:style-name="T48">out</text:span><text:span text:style-name="T54">.</text:span><text:span text:style-name="T48">println</text:span><text:span text:style-name="T54">(</text:span><text:span text:style-name="T61">"ClassSub Constructor and "</text:span><text:span text:style-name="T48"> </text:span><text:span text:style-name="T54">+</text:span><text:span text:style-name="T48"> </text:span><text:span text:style-name="T58">this</text:span><text:span text:style-name="T54">.</text:span><text:span text:style-name="T48">x</text:span><text:span text:style-name="T54">);</text:span></text:p>
      <text:p text:style-name="P31"><text:span text:style-name="T48"><text:tab/></text:span><text:span text:style-name="T54">}</text:span></text:p>
      <text:p text:style-name="P31"><text:span text:style-name="T54"/></text:p>
      <text:p text:style-name="P31"><text:span text:style-name="T48"><text:tab/></text:span><text:span text:style-name="T40">public</text:span><text:span text:style-name="T48"> </text:span><text:span text:style-name="T40">static</text:span><text:span text:style-name="T48"> </text:span><text:span text:style-name="T40">void</text:span><text:span text:style-name="T48"> main</text:span><text:span text:style-name="T54">(</text:span><text:span text:style-name="T48">String</text:span><text:span text:style-name="T54">...</text:span><text:span text:style-name="T48">d</text:span><text:span text:style-name="T54">){</text:span></text:p>
      <text:p text:style-name="P31"><text:span text:style-name="T48"><text:tab/><text:tab/></text:span><text:span text:style-name="T58">new</text:span><text:span text:style-name="T48"> ClassSub</text:span><text:span text:style-name="T54">();</text:span></text:p>
      <text:p text:style-name="P31"><text:span text:style-name="T48"><text:tab/></text:span><text:span text:style-name="T54">}</text:span></text:p>
      <text:p text:style-name="P31"><text:span text:style-name="T54">}</text:span></text:p>
      <text:p text:style-name="P65"/>
      <text:p text:style-name="P31"><text:span text:style-name="T40">class</text:span><text:span text:style-name="T48"> ClassSuper</text:span><text:span text:style-name="T54">{</text:span></text:p>
      <text:p text:style-name="P31"><text:span text:style-name="T48"><text:tab/></text:span><text:span text:style-name="T40">int</text:span><text:span text:style-name="T48"> x</text:span><text:span text:style-name="T54">;</text:span></text:p>
      <text:p text:style-name="P31"><text:span text:style-name="T48"><text:tab/>ClassSuper</text:span><text:span text:style-name="T54">(</text:span><text:span text:style-name="T40">int</text:span><text:span text:style-name="T48"> y</text:span><text:span text:style-name="T54">){</text:span></text:p>
      <text:p text:style-name="P31"><text:span text:style-name="T48"><text:tab/><text:tab/></text:span><text:span text:style-name="T58">this</text:span><text:span text:style-name="T54">.</text:span><text:span text:style-name="T48">x </text:span><text:span text:style-name="T54">=</text:span><text:span text:style-name="T48"> y</text:span><text:span text:style-name="T54">;</text:span><text:span text:style-name="T48"> <text:s text:c="2"/></text:span></text:p>
      <text:p text:style-name="P31"><text:span text:style-name="T48"><text:tab/><text:tab/>System</text:span><text:span text:style-name="T54">.</text:span><text:span text:style-name="T48">out</text:span><text:span text:style-name="T54">.</text:span><text:span text:style-name="T48">println</text:span><text:span text:style-name="T54">(</text:span><text:span text:style-name="T61">"ClassSuper Constructor"</text:span><text:span text:style-name="T54">);</text:span></text:p>
      <text:p text:style-name="P31"><text:span text:style-name="T48"><text:tab/></text:span><text:span text:style-name="T54">}</text:span></text:p>
      <text:p text:style-name="P58"><text:span text:style-name="T55">}</text:span></text:p>
      <text:p text:style-name="P59"><text:soft-page-break/>Data Member Inheritance</text:p>
      <text:p text:style-name="P50"><text:span text:style-name="T22"/></text:p>
      <text:p text:style-name="P50"><text:span text:style-name="T22">Whenever a parent class and a child class both are having same data member then this concept is known as Data Hidding.</text:span></text:p>
      <text:p text:style-name="P50"><text:span text:style-name="T22"/></text:p>
      <text:p text:style-name="P50"><text:span text:style-name="T22">We can use Super class data members through (super) keyword. "Super" can not be used in any static function.</text:span></text:p>
      <text:p text:style-name="P50"><text:span text:style-name="T22"/></text:p>
      <text:p text:style-name="P50"><text:span text:style-name="T22">However we can't print "super" like we print Reference variable or "this" variable.</text:span></text:p>
      <text:p text:style-name="P50"><text:span text:style-name="T22"/></text:p>
      <text:p text:style-name="P50"><text:span text:style-name="T22">If we don't do data hiding then we can access the data members and functions of a super class through three ways.</text:span></text:p>
      <text:p text:style-name="P50"><text:span text:style-name="T22">Direct, with "super", and with "this" keyword.</text:span></text:p>
      <text:p text:style-name="P50"><text:span text:style-name="T22"/></text:p>
      <text:p text:style-name="P50"><text:span text:style-name="T22">Actually in Child class by default in behind of every data members and functions of a super class has "super" keyword implicitly.</text:span></text:p>
      <text:p text:style-name="P50"><text:span text:style-name="T22"/></text:p>
      <text:p text:style-name="P50"><text:span text:style-name="T22">Data member overriding does not happens.</text:span></text:p>
      <text:p text:style-name="P49"/>
      <text:p text:style-name="P60">Program: <text:span text:style-name="T22">Data Member Inheritance</text:span></text:p>
      <text:p text:style-name="P60"><text:span text:style-name="T22"/></text:p>
      <text:p text:style-name="P57"><text:span text:style-name="T42">class</text:span><text:span text:style-name="T49"> Teacher</text:span><text:span text:style-name="T54">{</text:span></text:p>
      <text:p text:style-name="P31"><text:span text:style-name="T48"><text:tab/></text:span><text:span text:style-name="T40">int</text:span><text:span text:style-name="T48"> knowledge </text:span><text:span text:style-name="T54">=</text:span><text:span text:style-name="T48"> </text:span><text:span text:style-name="T63">10</text:span><text:span text:style-name="T54">;</text:span></text:p>
      <text:p text:style-name="P31"><text:span text:style-name="T48"><text:tab/></text:span><text:span text:style-name="T40">int</text:span><text:span text:style-name="T48"> classHour </text:span><text:span text:style-name="T54">=</text:span><text:span text:style-name="T48"> </text:span><text:span text:style-name="T63">1</text:span><text:span text:style-name="T54">;</text:span></text:p>
      <text:p text:style-name="P31"><text:span text:style-name="T48"><text:tab/></text:span><text:span text:style-name="T40">private</text:span><text:span text:style-name="T48"> </text:span><text:span text:style-name="T40">int</text:span><text:span text:style-name="T48"> exp </text:span><text:span text:style-name="T54">=</text:span><text:span text:style-name="T48"> </text:span><text:span text:style-name="T63">18</text:span><text:span text:style-name="T54">;</text:span></text:p>
      <text:p text:style-name="P31"><text:span text:style-name="T48"><text:tab/></text:span><text:span text:style-name="T40">static</text:span><text:span text:style-name="T48"> String bloodGroup </text:span><text:span text:style-name="T54">=</text:span><text:span text:style-name="T48"> </text:span><text:span text:style-name="T61">"A+"</text:span><text:span text:style-name="T54">;</text:span></text:p>
      <text:p text:style-name="P31"><text:span text:style-name="T54">}</text:span></text:p>
      <text:p text:style-name="P65"/>
      <text:p text:style-name="P31"><text:span text:style-name="T40">class</text:span><text:span text:style-name="T48"> Student </text:span><text:span text:style-name="T58">extends</text:span><text:span text:style-name="T48"> Teacher</text:span><text:span text:style-name="T54">{</text:span></text:p>
      <text:p text:style-name="P31"><text:span text:style-name="T48"><text:tab/></text:span></text:p>
      <text:p text:style-name="P31"><text:span text:style-name="T48"><text:tab/></text:span><text:span text:style-name="T69">//Data Hiding</text:span></text:p>
      <text:p text:style-name="P31"><text:span text:style-name="T48"><text:tab/></text:span><text:span text:style-name="T40">int</text:span><text:span text:style-name="T48"> knowledge </text:span><text:span text:style-name="T54">=</text:span><text:span text:style-name="T48"> </text:span><text:span text:style-name="T63">6</text:span><text:span text:style-name="T54">;</text:span></text:p>
      <text:p text:style-name="P31"><text:span text:style-name="T48"><text:tab/>String bloodGroup </text:span><text:span text:style-name="T54">=</text:span><text:span text:style-name="T48"> </text:span><text:span text:style-name="T61">"O+"</text:span><text:span text:style-name="T54">;</text:span></text:p>
      <text:p text:style-name="P31"><text:span text:style-name="T48"><text:tab/></text:span><text:span text:style-name="T40">public</text:span><text:span text:style-name="T48"> </text:span><text:span text:style-name="T40">static</text:span><text:span text:style-name="T48"> </text:span><text:span text:style-name="T40">void</text:span><text:span text:style-name="T48"> main</text:span><text:span text:style-name="T54">(</text:span><text:span text:style-name="T48">String</text:span><text:span text:style-name="T54">...</text:span><text:span text:style-name="T48">a</text:span><text:span text:style-name="T54">){</text:span></text:p>
      <text:p text:style-name="P31"><text:span text:style-name="T48"><text:tab/><text:tab/>staticGet</text:span><text:span text:style-name="T54">();</text:span></text:p>
      <text:p text:style-name="P31"><text:span text:style-name="T48"><text:tab/><text:tab/></text:span></text:p>
      <text:p text:style-name="P31"><text:span text:style-name="T48"><text:tab/><text:tab/>Student s </text:span><text:span text:style-name="T54">=</text:span><text:span text:style-name="T48"> </text:span><text:span text:style-name="T58">new</text:span><text:span text:style-name="T48"> Student</text:span><text:span text:style-name="T54">();</text:span></text:p>
      <text:p text:style-name="P31"><text:span text:style-name="T48"><text:tab/><text:tab/>s</text:span><text:span text:style-name="T54">.</text:span><text:span text:style-name="T48">get</text:span><text:span text:style-name="T54">();</text:span></text:p>
      <text:p text:style-name="P31"><text:span text:style-name="T48"><text:tab/></text:span><text:span text:style-name="T54">}</text:span></text:p>
      <text:p text:style-name="P31"><text:span text:style-name="T48"><text:tab/></text:span></text:p>
      <text:p text:style-name="P31"><text:span text:style-name="T48"><text:tab/></text:span><text:span text:style-name="T69">//inside static function situation</text:span></text:p>
      <text:p text:style-name="P31"><text:span text:style-name="T48"><text:tab/></text:span><text:span text:style-name="T40">static</text:span><text:span text:style-name="T48"> </text:span><text:span text:style-name="T40">void</text:span><text:span text:style-name="T48"> staticGet</text:span><text:span text:style-name="T54">(){</text:span></text:p>
      <text:p text:style-name="P31"><text:span text:style-name="T48"><text:tab/><text:tab/>System</text:span><text:span text:style-name="T54">.</text:span><text:span text:style-name="T48">out</text:span><text:span text:style-name="T54">.</text:span><text:span text:style-name="T48">println</text:span><text:span text:style-name="T54">(</text:span><text:span text:style-name="T61">"------------Static Output --------------"</text:span><text:span text:style-name="T54">);</text:span></text:p>
      <text:p text:style-name="P31"><text:span text:style-name="T48"><text:tab/><text:tab/>Student s </text:span><text:span text:style-name="T54">=</text:span><text:span text:style-name="T48"> </text:span><text:span text:style-name="T58">new</text:span><text:span text:style-name="T48"> Student</text:span><text:span text:style-name="T54">();</text:span></text:p>
      <text:p text:style-name="P31"><text:span text:style-name="T48"><text:tab/><text:tab/>System</text:span><text:span text:style-name="T54">.</text:span><text:span text:style-name="T48">out</text:span><text:span text:style-name="T54">.</text:span><text:span text:style-name="T48">println</text:span><text:span text:style-name="T54">(</text:span><text:span text:style-name="T48">s</text:span><text:span text:style-name="T54">.</text:span><text:span text:style-name="T48">classHour</text:span><text:span text:style-name="T54">);</text:span><text:span text:style-name="T48"> </text:span><text:span text:style-name="T69">// working</text:span></text:p>
      <text:p text:style-name="P81"><text:span text:style-name="T48"><text:tab/><text:tab/>System</text:span><text:span text:style-name="T54">.</text:span><text:span text:style-name="T48">out</text:span><text:span text:style-name="T54">.</text:span><text:span text:style-name="T48">println</text:span><text:span text:style-name="T54">(</text:span><text:span text:style-name="T48">s</text:span><text:span text:style-name="T54">.</text:span><text:span text:style-name="T48">knowledge</text:span><text:span text:style-name="T54">);</text:span><text:span text:style-name="T48"> </text:span><text:span text:style-name="T69">// working</text:span></text:p>
      <text:p text:style-name="P81"><text:span text:style-name="T69"><text:tab/><text:tab/></text:span></text:p>
      <text:p text:style-name="P81"><text:span text:style-name="T69"><text:tab/><text:tab/>/ if we want to get parent data member</text:span></text:p>
      <text:p text:style-name="P81"><text:span text:style-name="T48"><text:tab/><text:tab/>System</text:span><text:span text:style-name="T54">.</text:span><text:span text:style-name="T48">out</text:span><text:span text:style-name="T54">.</text:span><text:span text:style-name="T48">println</text:span><text:span text:style-name="T54">(((</text:span><text:span text:style-name="T48">Teacher</text:span><text:span text:style-name="T54">)</text:span><text:span text:style-name="T48">s</text:span><text:span text:style-name="T54">).</text:span><text:span text:style-name="T48">knowledge</text:span><text:span text:style-name="T54">);</text:span><text:span text:style-name="T48"> </text:span></text:p>
      <text:p text:style-name="P82"/>
      <text:p text:style-name="P31"><text:span text:style-name="T48"><text:tab/><text:tab/></text:span><text:span text:style-name="T69">//System.out.println(((Teacher)this).knowledge); </text:span><text:span text:style-name="T70">Not allowed</text:span></text:p>
      <text:p text:style-name="P81"><text:span text:style-name="T48"><text:tab/><text:tab/></text:span><text:span text:style-name="T69">//System.out.println(((Teacher)super).knowledge); </text:span><text:span text:style-name="T70">Not allowed</text:span></text:p>
      <text:p text:style-name="P31"><text:span text:style-name="T48"><text:tab/></text:span><text:span text:style-name="T54">}</text:span></text:p>
      <text:p text:style-name="P31"><text:span text:style-name="T48"><text:tab/></text:span></text:p>
      <text:p text:style-name="P31"><text:span text:style-name="T48"><text:tab/></text:span><text:span text:style-name="T69">//inside Non-Static function situation</text:span></text:p>
      <text:p text:style-name="P31"><text:soft-page-break/><text:span text:style-name="T48"><text:tab/></text:span><text:span text:style-name="T40">void</text:span><text:span text:style-name="T48"> get</text:span><text:span text:style-name="T54">(){</text:span></text:p>
      <text:p text:style-name="P31"><text:span text:style-name="T48"><text:tab/><text:tab/>System</text:span><text:span text:style-name="T54">.</text:span><text:span text:style-name="T48">out</text:span><text:span text:style-name="T54">.</text:span><text:span text:style-name="T48">println</text:span><text:span text:style-name="T54">(</text:span><text:span text:style-name="T61">"----------- Non-Static Output ---------------"</text:span><text:span text:style-name="T54">);</text:span></text:p>
      <text:p text:style-name="P83"><text:span text:style-name="T48"><text:tab/><text:tab/></text:span></text:p>
      <text:p text:style-name="P83"><text:span text:style-name="T48"><text:tab/><text:tab/>System</text:span><text:span text:style-name="T54">.</text:span><text:span text:style-name="T48">out</text:span><text:span text:style-name="T54">.</text:span><text:span text:style-name="T48">println</text:span><text:span text:style-name="T54">(</text:span><text:span text:style-name="T48">knowledge</text:span><text:span text:style-name="T54">);</text:span><text:span text:style-name="T48"> </text:span><text:span text:style-name="T69">// working with data hiding</text:span></text:p>
      <text:p text:style-name="P31"><text:span text:style-name="T48"><text:tab/><text:tab/></text:span><text:span text:style-name="T69">//System.out.println(exp); // we can't cause private</text:span></text:p>
      <text:p text:style-name="P31"><text:span text:style-name="T48"><text:tab/><text:tab/>System</text:span><text:span text:style-name="T54">.</text:span><text:span text:style-name="T48">out</text:span><text:span text:style-name="T54">.</text:span><text:span text:style-name="T48">println</text:span><text:span text:style-name="T54">(</text:span><text:span text:style-name="T48">bloodGroup</text:span><text:span text:style-name="T54">);</text:span></text:p>
      <text:p text:style-name="P31"><text:span text:style-name="T48"><text:tab/><text:tab/>System</text:span><text:span text:style-name="T54">.</text:span><text:span text:style-name="T48">out</text:span><text:span text:style-name="T54">.</text:span><text:span text:style-name="T48">println</text:span><text:span text:style-name="T54">(</text:span><text:span text:style-name="T58">this</text:span><text:span text:style-name="T54">.</text:span><text:span text:style-name="T48">bloodGroup</text:span><text:span text:style-name="T54">);</text:span><text:span text:style-name="T48"> </text:span><text:span text:style-name="T69">// it wil fetch current class</text:span></text:p>
      <text:p text:style-name="P31"><text:span text:style-name="T48"><text:tab/><text:tab/></text:span><text:span text:style-name="T69">//// if we want to get parent data member</text:span></text:p>
      <text:p text:style-name="P31"><text:span text:style-name="T48"><text:tab/><text:tab/>System</text:span><text:span text:style-name="T54">.</text:span><text:span text:style-name="T48">out</text:span><text:span text:style-name="T54">.</text:span><text:span text:style-name="T48">println</text:span><text:span text:style-name="T54">(</text:span><text:span text:style-name="T58">super</text:span><text:span text:style-name="T54">.</text:span><text:span text:style-name="T48">bloodGroup</text:span><text:span text:style-name="T54">);</text:span><text:span text:style-name="T48"> </text:span><text:span text:style-name="T69">// super will fetch parent data</text:span></text:p>
      <text:p text:style-name="P31"><text:span text:style-name="T48"><text:tab/><text:tab/>System</text:span><text:span text:style-name="T54">.</text:span><text:span text:style-name="T48">out</text:span><text:span text:style-name="T54">.</text:span><text:span text:style-name="T48">println</text:span><text:span text:style-name="T54">(((</text:span><text:span text:style-name="T48">Teacher</text:span><text:span text:style-name="T54">)</text:span><text:span text:style-name="T58">this</text:span><text:span text:style-name="T54">).</text:span><text:span text:style-name="T48">bloodGroup</text:span><text:span text:style-name="T54">);</text:span><text:span text:style-name="T48"> </text:span><text:span text:style-name="T69">// it wil fetch parent class</text:span></text:p>
      <text:p text:style-name="P31"><text:span text:style-name="T48"><text:tab/><text:tab/></text:span><text:span text:style-name="T69">//System.out.println(((Teacher)super).bloodGroup); // does not working</text:span></text:p>
      <text:p text:style-name="P31"><text:span text:style-name="T48"><text:tab/></text:span><text:span text:style-name="T54">}</text:span></text:p>
      <text:p text:style-name="P31"><text:span text:style-name="T48"><text:tab/></text:span></text:p>
      <text:p text:style-name="P31"><text:span text:style-name="T54">}</text:span></text:p>
      <text:p text:style-name="P65"/>
      <text:p text:style-name="P31"><text:span text:style-name="T40">class</text:span><text:span text:style-name="T48"> Nephew </text:span><text:span text:style-name="T58">extends</text:span><text:span text:style-name="T48"> Student</text:span><text:span text:style-name="T54">{</text:span></text:p>
      <text:p text:style-name="P31"><text:span text:style-name="T48"><text:tab/></text:span><text:span text:style-name="T40">public</text:span><text:span text:style-name="T48"> </text:span><text:span text:style-name="T40">static</text:span><text:span text:style-name="T48"> </text:span><text:span text:style-name="T40">void</text:span><text:span text:style-name="T48"> main</text:span><text:span text:style-name="T54">(</text:span><text:span text:style-name="T48">String</text:span><text:span text:style-name="T54">...</text:span><text:span text:style-name="T48"> q</text:span><text:span text:style-name="T54">){</text:span></text:p>
      <text:p text:style-name="P31"><text:span text:style-name="T48"><text:tab/><text:tab/>System</text:span><text:span text:style-name="T54">.</text:span><text:span text:style-name="T48">out</text:span><text:span text:style-name="T54">.</text:span><text:span text:style-name="T48">println</text:span><text:span text:style-name="T54">(</text:span><text:span text:style-name="T61">"---------------- Nephew ----------------"</text:span><text:span text:style-name="T54">);</text:span></text:p>
      <text:p text:style-name="P31"><text:span text:style-name="T48"><text:tab/><text:tab/>Nephew n1 </text:span><text:span text:style-name="T54">=</text:span><text:span text:style-name="T48"> </text:span><text:span text:style-name="T58">new</text:span><text:span text:style-name="T48"> Nephew</text:span><text:span text:style-name="T54">();</text:span></text:p>
      <text:p text:style-name="P31"><text:span text:style-name="T48"><text:tab/><text:tab/>n1</text:span><text:span text:style-name="T54">.</text:span><text:span text:style-name="T48">nephewFunc</text:span><text:span text:style-name="T54">();</text:span></text:p>
      <text:p text:style-name="P31"><text:span text:style-name="T48"><text:tab/></text:span><text:span text:style-name="T54">}</text:span></text:p>
      <text:p text:style-name="P31"><text:span text:style-name="T48"><text:tab/></text:span></text:p>
      <text:p text:style-name="P31"><text:span text:style-name="T48"><text:tab/></text:span><text:span text:style-name="T40">void</text:span><text:span text:style-name="T48"> nephewFunc</text:span><text:span text:style-name="T54">(){</text:span></text:p>
      <text:p text:style-name="P31"><text:span text:style-name="T48"><text:tab/><text:tab/>System</text:span><text:span text:style-name="T54">.</text:span><text:span text:style-name="T48">out</text:span><text:span text:style-name="T54">.</text:span><text:span text:style-name="T48">println</text:span><text:span text:style-name="T54">(((</text:span><text:span text:style-name="T48">Teacher</text:span><text:span text:style-name="T54">)</text:span><text:span text:style-name="T58">this</text:span><text:span text:style-name="T54">).</text:span><text:span text:style-name="T48">bloodGroup</text:span><text:span text:style-name="T54">);</text:span></text:p>
      <text:p text:style-name="P31"><text:span text:style-name="T48"><text:tab/><text:tab/>Nephew n1 </text:span><text:span text:style-name="T54">=</text:span><text:span text:style-name="T48"> </text:span><text:span text:style-name="T58">new</text:span><text:span text:style-name="T48"> Nephew</text:span><text:span text:style-name="T54">();</text:span></text:p>
      <text:p text:style-name="P31"><text:span text:style-name="T48"><text:tab/><text:tab/></text:span><text:span text:style-name="T69">//System.out.println(((Teacher)super).bloodGroup); //Does not works</text:span></text:p>
      <text:p text:style-name="P31"><text:span text:style-name="T48"><text:tab/><text:tab/>System</text:span><text:span text:style-name="T54">.</text:span><text:span text:style-name="T48">out</text:span><text:span text:style-name="T54">.</text:span><text:span text:style-name="T48">println</text:span><text:span text:style-name="T54">(((</text:span><text:span text:style-name="T48">Teacher</text:span><text:span text:style-name="T54">)</text:span><text:span text:style-name="T48">n1</text:span><text:span text:style-name="T54">).</text:span><text:span text:style-name="T48">bloodGroup</text:span><text:span text:style-name="T54">);</text:span><text:span text:style-name="T48"> </text:span><text:span text:style-name="T69">//Working</text:span></text:p>
      <text:p text:style-name="P31"><text:span text:style-name="T48"><text:tab/></text:span><text:span text:style-name="T54">}</text:span></text:p>
      <text:p text:style-name="P31"><text:span text:style-name="T54">}</text:span></text:p>
      <text:p text:style-name="P65"/>
      <text:p text:style-name="P31"><text:span text:style-name="T69">//All over: </text:span></text:p>
      <text:p text:style-name="P57"><text:span text:style-name="T72">//((ClassName)this/Refid).dataMember does not depends on inheritance type</text:span></text:p>
      <text:p text:style-name="P57"><text:span text:style-name="T72"/></text:p>
      <text:p text:style-name="P70"><text:span text:style-name="T76"/></text:p>
      <text:p text:style-name="P61"><text:span text:style-name="T49">Program Multiple Inheritance</text:span></text:p>
      <text:p text:style-name="P57"><text:span text:style-name="T72"/></text:p>
      <text:p text:style-name="P57"><text:span text:style-name="T72">// Let's proof that Java does not support multi-inheritance</text:span></text:p>
      <text:p text:style-name="P31"><text:span text:style-name="T72">// This program will </text:span><text:span text:style-name="T75">give compilation</text:span><text:span text:style-name="T72"> error becasue java does not multi-inheritance</text:span></text:p>
      <text:p text:style-name="P31"><text:span text:style-name="T42">class</text:span><text:span text:style-name="T49"> MultiInheritance </text:span><text:span text:style-name="T58">extends</text:span><text:span text:style-name="T48"> ClassSuper</text:span><text:span text:style-name="T54">,</text:span><text:span text:style-name="T48"> ClassSuperSuper</text:span><text:span text:style-name="T54">{</text:span></text:p>
      <text:p text:style-name="P31"><text:span text:style-name="T48"><text:tab/>MultiInheritance</text:span><text:span text:style-name="T54">(){</text:span></text:p>
      <text:p text:style-name="P31"><text:span text:style-name="T48"><text:tab/><text:tab/>System</text:span><text:span text:style-name="T54">.</text:span><text:span text:style-name="T48">out</text:span><text:span text:style-name="T54">.</text:span><text:span text:style-name="T48">println</text:span><text:span text:style-name="T54">(</text:span><text:span text:style-name="T61">"MultiInheritance Constructor"</text:span><text:span text:style-name="T54">);</text:span></text:p>
      <text:p text:style-name="P31"><text:span text:style-name="T48"><text:tab/></text:span><text:span text:style-name="T54">}</text:span></text:p>
      <text:p text:style-name="P65"/>
      <text:p text:style-name="P31"><text:span text:style-name="T48"><text:tab/></text:span><text:span text:style-name="T40">public</text:span><text:span text:style-name="T48"> </text:span><text:span text:style-name="T40">static</text:span><text:span text:style-name="T48"> </text:span><text:span text:style-name="T40">void</text:span><text:span text:style-name="T48"> main</text:span><text:span text:style-name="T54">(</text:span><text:span text:style-name="T48">String</text:span><text:span text:style-name="T54">...</text:span><text:span text:style-name="T48">d</text:span><text:span text:style-name="T54">){</text:span></text:p>
      <text:p text:style-name="P31"><text:span text:style-name="T48"><text:tab/><text:tab/></text:span><text:span text:style-name="T58">new</text:span><text:span text:style-name="T48"> MultiInheritance</text:span><text:span text:style-name="T54">();</text:span></text:p>
      <text:p text:style-name="P31"><text:span text:style-name="T48"><text:tab/></text:span><text:span text:style-name="T54">}</text:span></text:p>
      <text:p text:style-name="P31"><text:span text:style-name="T54">}</text:span></text:p>
      <text:p text:style-name="P65"/>
      <text:p text:style-name="P31"><text:span text:style-name="T40">class</text:span><text:span text:style-name="T48"> ClassSuper</text:span><text:span text:style-name="T54">{</text:span></text:p>
      <text:p text:style-name="P31"><text:span text:style-name="T48"><text:tab/>ClassSuper</text:span><text:span text:style-name="T54">(){</text:span></text:p>
      <text:p text:style-name="P31"><text:span text:style-name="T48"><text:tab/><text:tab/>System</text:span><text:span text:style-name="T54">.</text:span><text:span text:style-name="T48">out</text:span><text:span text:style-name="T54">.</text:span><text:span text:style-name="T48">println</text:span><text:span text:style-name="T54">(</text:span><text:span text:style-name="T61">"ClassSuper Constructor"</text:span><text:span text:style-name="T54">);</text:span></text:p>
      <text:p text:style-name="P31"><text:span text:style-name="T48"><text:tab/></text:span><text:span text:style-name="T54">}</text:span></text:p>
      <text:p text:style-name="P31"><text:span text:style-name="T54">}</text:span></text:p>
      <text:p text:style-name="P65"/>
      <text:p text:style-name="P31"><text:span text:style-name="T40">class</text:span><text:span text:style-name="T48"> ClassSuperSuper</text:span><text:span text:style-name="T54">{</text:span></text:p>
      <text:p text:style-name="P31"><text:soft-page-break/><text:span text:style-name="T48"><text:tab/>ClassSuperSuper</text:span><text:span text:style-name="T54">(){</text:span></text:p>
      <text:p text:style-name="P31"><text:span text:style-name="T48"><text:tab/><text:tab/>System</text:span><text:span text:style-name="T54">.</text:span><text:span text:style-name="T48">out</text:span><text:span text:style-name="T54">.</text:span><text:span text:style-name="T48">println</text:span><text:span text:style-name="T54">(</text:span><text:span text:style-name="T61">"ClassSuperSuper Constructor"</text:span><text:span text:style-name="T54">);</text:span></text:p>
      <text:p text:style-name="P31"><text:span text:style-name="T48"><text:tab/></text:span><text:span text:style-name="T54">}</text:span></text:p>
      <text:p text:style-name="P57"><text:span text:style-name="T54">}</text:span></text:p>
      <text:p text:style-name="P57"><text:span text:style-name="T74"/></text:p>
      <text:p text:style-name="P57"><text:span text:style-name="T74"/></text:p>
      <text:p text:style-name="P69"><text:span text:style-name="T78">Program: </text:span><text:span text:style-name="T81">Inheritance is also used for improvements on existent program.</text:span></text:p>
      <text:p text:style-name="P69"><text:span text:style-name="T78"/></text:p>
      <text:p text:style-name="P68"><text:span text:style-name="T43">class</text:span><text:span text:style-name="T76"> Swift </text:span><text:span text:style-name="T58">extends</text:span><text:span text:style-name="T76"> Vehicle </text:span><text:span text:style-name="T54">{</text:span></text:p>
      <text:p text:style-name="P65"/>
      <text:p text:style-name="P31"><text:span text:style-name="T48"><text:tab/>String color</text:span><text:span text:style-name="T54">;</text:span></text:p>
      <text:p text:style-name="P31"><text:span text:style-name="T48"><text:tab/></text:span><text:span text:style-name="T40">int</text:span><text:span text:style-name="T48"> noOfSeats</text:span><text:span text:style-name="T54">;</text:span></text:p>
      <text:p text:style-name="P31"><text:span text:style-name="T48"><text:tab/>Swift</text:span><text:span text:style-name="T54">(</text:span><text:span text:style-name="T48">String color</text:span><text:span text:style-name="T54">,</text:span><text:span text:style-name="T48"> </text:span><text:span text:style-name="T40">int</text:span><text:span text:style-name="T48"> noOfSeats</text:span><text:span text:style-name="T54">){</text:span></text:p>
      <text:p text:style-name="P31"><text:span text:style-name="T48"><text:tab/><text:tab/></text:span><text:span text:style-name="T58">this</text:span><text:span text:style-name="T54">.</text:span><text:span text:style-name="T48">color </text:span><text:span text:style-name="T54">=</text:span><text:span text:style-name="T48"> color</text:span><text:span text:style-name="T54">;</text:span></text:p>
      <text:p text:style-name="P31"><text:span text:style-name="T48"><text:tab/><text:tab/></text:span><text:span text:style-name="T58">this</text:span><text:span text:style-name="T54">.</text:span><text:span text:style-name="T48">noOfSeats </text:span><text:span text:style-name="T54">=</text:span><text:span text:style-name="T48"> noOfSeats</text:span><text:span text:style-name="T54">;</text:span></text:p>
      <text:p text:style-name="P31"><text:span text:style-name="T48"><text:tab/><text:tab/></text:span><text:span text:style-name="T58">this</text:span><text:span text:style-name="T54">.</text:span><text:span text:style-name="T48">wheels </text:span><text:span text:style-name="T54">=</text:span><text:span text:style-name="T48"> </text:span><text:span text:style-name="T63">6</text:span><text:span text:style-name="T54">;</text:span><text:span text:style-name="T48"><text:tab/><text:tab/></text:span><text:span text:style-name="T69">// Improvement</text:span></text:p>
      <text:p text:style-name="P31"><text:span text:style-name="T48"><text:tab/></text:span><text:span text:style-name="T54">}</text:span></text:p>
      <text:p text:style-name="P31"><text:span text:style-name="T48"><text:tab/></text:span></text:p>
      <text:p text:style-name="P31"><text:span text:style-name="T48"><text:tab/></text:span><text:span text:style-name="T40">public</text:span><text:span text:style-name="T48"> </text:span><text:span text:style-name="T40">static</text:span><text:span text:style-name="T48"> </text:span><text:span text:style-name="T40">void</text:span><text:span text:style-name="T48"> main</text:span><text:span text:style-name="T54">(</text:span><text:span text:style-name="T48">String</text:span><text:span text:style-name="T54">...</text:span><text:span text:style-name="T48">a</text:span><text:span text:style-name="T54">){</text:span></text:p>
      <text:p text:style-name="P31"><text:span text:style-name="T48"><text:tab/><text:tab/>Swift s </text:span><text:span text:style-name="T54">=</text:span><text:span text:style-name="T48"> </text:span><text:span text:style-name="T58">new</text:span><text:span text:style-name="T48"> Swift</text:span><text:span text:style-name="T54">(</text:span><text:span text:style-name="T61">"red"</text:span><text:span text:style-name="T54">,</text:span><text:span text:style-name="T48"> </text:span><text:span text:style-name="T63">5</text:span><text:span text:style-name="T54">);</text:span></text:p>
      <text:p text:style-name="P31"><text:span text:style-name="T48"><text:tab/><text:tab/>System</text:span><text:span text:style-name="T54">.</text:span><text:span text:style-name="T48">out</text:span><text:span text:style-name="T54">.</text:span><text:span text:style-name="T48">println</text:span><text:span text:style-name="T54">(</text:span><text:span text:style-name="T61">"Vehicle Configuration"</text:span><text:span text:style-name="T54">);</text:span></text:p>
      <text:p text:style-name="P31"><text:span text:style-name="T48"><text:tab/><text:tab/>System</text:span><text:span text:style-name="T54">.</text:span><text:span text:style-name="T48">out</text:span><text:span text:style-name="T54">.</text:span><text:span text:style-name="T48">println</text:span><text:span text:style-name="T54">(</text:span><text:span text:style-name="T61">"Wheels = "</text:span><text:span text:style-name="T48"> </text:span><text:span text:style-name="T54">+</text:span><text:span text:style-name="T48"> s</text:span><text:span text:style-name="T54">.</text:span><text:span text:style-name="T48">wheels </text:span><text:span text:style-name="T54">);</text:span></text:p>
      <text:p text:style-name="P31"><text:span text:style-name="T48"><text:tab/><text:tab/>System</text:span><text:span text:style-name="T54">.</text:span><text:span text:style-name="T48">out</text:span><text:span text:style-name="T54">.</text:span><text:span text:style-name="T48">println</text:span><text:span text:style-name="T54">(</text:span><text:span text:style-name="T61">"Color = "</text:span><text:span text:style-name="T48"> </text:span><text:span text:style-name="T54">+</text:span><text:span text:style-name="T48"> s</text:span><text:span text:style-name="T54">.</text:span><text:span text:style-name="T48">color </text:span><text:span text:style-name="T54">);</text:span></text:p>
      <text:p text:style-name="P31"><text:span text:style-name="T48"><text:tab/><text:tab/>System</text:span><text:span text:style-name="T54">.</text:span><text:span text:style-name="T48">out</text:span><text:span text:style-name="T54">.</text:span><text:span text:style-name="T48">println</text:span><text:span text:style-name="T54">(</text:span><text:span text:style-name="T61">"No Of Seats = "</text:span><text:span text:style-name="T48"> </text:span><text:span text:style-name="T54">+</text:span><text:span text:style-name="T48"> s</text:span><text:span text:style-name="T54">.</text:span><text:span text:style-name="T48">noOfSeats </text:span><text:span text:style-name="T54">);</text:span></text:p>
      <text:p text:style-name="P31"><text:span text:style-name="T48"><text:tab/></text:span><text:span text:style-name="T54">}</text:span></text:p>
      <text:p text:style-name="P31"><text:span text:style-name="T54">}</text:span></text:p>
      <text:p text:style-name="P65"/>
      <text:p text:style-name="P65"/>
      <text:p text:style-name="P31"><text:span text:style-name="T40">class</text:span><text:span text:style-name="T48"> Vehicle</text:span><text:span text:style-name="T54">{</text:span><text:span text:style-name="T48"><text:tab/></text:span></text:p>
      <text:p text:style-name="P31"><text:span text:style-name="T48"><text:tab/></text:span><text:span text:style-name="T40">int</text:span><text:span text:style-name="T48"> wheels </text:span><text:span text:style-name="T54">=</text:span><text:span text:style-name="T48"> </text:span><text:span text:style-name="T63">4</text:span><text:span text:style-name="T54">;</text:span></text:p>
      <text:p text:style-name="P68"><text:span text:style-name="T5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verdana" svg:font-family="verdana"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0.953cm" fo:margin-right="1.23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01:37:32.769181325</meta:creation-date>
    <dc:date>2018-04-29T21:17:08.363395595</dc:date>
    <meta:editing-duration>PT1H54M</meta:editing-duration>
    <meta:editing-cycles>87</meta:editing-cycles>
    <meta:generator>LibreOffice/5.4.6.2$Linux_X86_64 LibreOffice_project/40m0$Build-2</meta:generator>
    <meta:document-statistic meta:table-count="0" meta:image-count="0" meta:object-count="0" meta:page-count="14" meta:paragraph-count="465" meta:word-count="3111" meta:character-count="20730" meta:non-whitespace-character-count="17569"/>
  </office:meta>
</office:document-meta>
</file>